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21D514A1F62.png" manifest:media-type="image/png"/>
  <manifest:file-entry manifest:full-path="Pictures/1000020100000051000000A2398C9692.png" manifest:media-type="image/png"/>
  <manifest:file-entry manifest:full-path="Pictures/100002000000016400000082E63F9E5D.gif" manifest:media-type="image/gif"/>
  <manifest:file-entry manifest:full-path="Pictures/10000201000003E8000003E8AF8FDB5E.png" manifest:media-type="image/png"/>
  <manifest:file-entry manifest:full-path="Pictures/10000201000007D0000007D0764D7B3C.png" manifest:media-type="image/png"/>
  <manifest:file-entry manifest:full-path="Pictures/10000000000001AE000000644FAEE100.jpg" manifest:media-type="image/jpeg"/>
  <manifest:file-entry manifest:full-path="Pictures/10000201000000DC0000004C588B98B6.png" manifest:media-type="image/png"/>
  <manifest:file-entry manifest:full-path="Pictures/10000201000007D0000007D0F327F83C.png" manifest:media-type="image/png"/>
  <manifest:file-entry manifest:full-path="Pictures/10000201000000B1000000429EA77F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draw:marker-start-width="0.275cm" draw:marker-end-width="0.275cm" draw:fill="solid" draw:fill-color="#b30c37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.75cm" fo:min-width="0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Fine_20_Dotted" svg:stroke-width="0.05cm" svg:stroke-color="#333333" draw:marker-start-width="0.275cm" draw:marker-end-width="0.275cm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Dashed_20__28_var_29_" svg:stroke-width="0.05cm" svg:stroke-color="#33333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draw:marker-start-width="0.275cm" draw:marker-end-width="0.275cm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33333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0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1.0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width="0.035cm" svg:stroke-color="#333333" draw:marker-start-width="0.252cm" draw:marker-end-width="0.252cm" draw:fill="solid" draw:fill-color="#ffffff" draw:textarea-horizontal-align="justify" draw:textarea-vertical-align="middle" draw:auto-grow-height="false" fo:padding-top="0.017cm" fo:padding-bottom="0.017cm" fo:padding-left="0.017cm" fo:padding-right="0.017cm"/>
    </style:style>
    <style:style style:name="gr13" style:family="graphic" style:parent-style-name="objectwithoutfill">
      <style:graphic-properties draw:stroke="solid"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4" style:family="graphic" style:parent-style-name="standard">
      <style:graphic-properties draw:stroke="none" draw:fill="solid" draw:fill-color="#b30c37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5cm" svg:stroke-color="#333333" draw:marker-start-width="0.252cm" draw:marker-end-width="0.252cm" draw:fill="solid" draw:fill-color="#ffffff" draw:textarea-horizontal-align="justify" draw:textarea-vertical-align="middle" draw:auto-grow-height="false" fo:padding-top="0.017cm" fo:padding-bottom="0.017cm" fo:padding-left="0.017cm" fo:padding-right="0.017cm"/>
    </style:style>
    <style:style style:name="gr1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7" style:family="graphic" style:parent-style-name="objectwithoutfill">
      <style:graphic-properties draw:marker-end="Arrow" draw:marker-end-width="0.1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objectwithoutfill">
      <style:graphic-properties draw:marker-end="Arrow" draw:marker-end-width="0.1cm" draw:fill="none"/>
    </style:style>
    <style:style style:name="gr20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21" style:family="graphic" style:parent-style-name="objectwithoutfill">
      <style:graphic-properties svg:stroke-width="0.035cm" draw:marker-start-width="0.252cm" draw:marker-end="Arrow" draw:marker-end-width="0.352cm" draw:fill="none" fo:padding-top="0.017cm" fo:padding-bottom="0.017cm" fo:padding-left="0.017cm" fo:padding-right="0.017cm"/>
    </style:style>
    <style:style style:name="gr22" style:family="graphic" style:parent-style-name="standard">
      <style:graphic-properties draw:stroke="solid" svg:stroke-color="#333333" draw:fill="gradient" draw:fill-color="#ffffff" draw:fill-gradient-name="Rouge_20_Zenika_20_H" draw:textarea-horizontal-align="justify" draw:textarea-vertical-align="middle" draw:auto-grow-height="false"/>
    </style:style>
    <style:style style:name="gr23" style:family="graphic" style:parent-style-name="objectwithoutfill">
      <style:graphic-properties draw:fill="none"/>
    </style:style>
    <style:style style:name="gr24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5" style:family="graphic" style:parent-style-name="standard">
      <style:graphic-properties svg:stroke-color="#b30c37" draw:fill="none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3cm" draw:fill="none"/>
    </style:style>
    <style:style style:name="gr27" style:family="graphic" style:parent-style-name="objectwithoutfill">
      <style:graphic-properties svg:stroke-color="#b30c37" draw:marker-end="Arrow" draw:marker-end-width="0.3cm" draw:fill="none"/>
    </style:style>
    <style:style style:name="gr28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padding-top="0.017cm" fo:padding-bottom="0.017cm" fo:padding-left="0.017cm" fo:padding-right="0.017cm"/>
    </style:style>
    <style:style style:name="gr29" style:family="graphic" style:parent-style-name="standard">
      <style:graphic-properties draw:stroke="none" draw:fill="solid" draw:fill-color="#b30c37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solid" draw:fill-color="#ffffff" draw:textarea-horizontal-align="center" draw:textarea-vertical-align="top" draw:auto-grow-height="true" draw:auto-grow-width="false" fo:min-height="0.477cm" fo:min-width="1.087cm"/>
    </style:style>
    <style:style style:name="gr32" style:family="graphic" style:parent-style-name="standard">
      <style:graphic-properties draw:stroke="none" svg:stroke-color="#000000" draw:fill="solid" draw:fill-color="#ffffff" draw:textarea-horizontal-align="center" draw:textarea-vertical-align="top" draw:auto-grow-height="true" draw:auto-grow-width="false" fo:min-height="0.476cm" fo:min-width="1.087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477cm" fo:min-width="1.086cm"/>
    </style:style>
    <style:style style:name="gr34" style:family="graphic" style:parent-style-name="standard" style:list-style-name="L1">
      <style:graphic-properties draw:stroke="none" svg:stroke-color="#000000" draw:fill="solid" draw:fill-color="#ffffff" draw:textarea-horizontal-align="center" draw:textarea-vertical-align="top" draw:auto-grow-height="true" draw:auto-grow-width="false" fo:min-height="0.477cm" fo:min-width="1.087cm"/>
    </style:style>
    <style:style style:name="gr35" style:family="graphic" style:parent-style-name="standard">
      <style:graphic-properties draw:stroke="none" svg:stroke-width="0.035cm" draw:marker-start-width="0.252cm" draw:marker-end-width="0.252cm" draw:fill="solid" draw:fill-color="#b30c37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width="0.035cm" draw:marker-start-width="0.252cm" draw:marker-end-width="0.252cm" draw:fill="solid" draw:fill-color="#b30c37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cm"/>
    </style:style>
    <style:style style:name="gr38" style:family="graphic" style:parent-style-name="standard">
      <style:graphic-properties draw:stroke="none" draw:fill="solid" draw:fill-color="#b30c37" draw:textarea-horizontal-align="justify" draw:textarea-vertical-align="middle" draw:auto-grow-height="false" fo:min-height="0cm" fo:min-width="0cm"/>
    </style:style>
    <style:style style:name="gr39" style:family="graphic" style:parent-style-name="objectwithoutfill">
      <style:graphic-properties svg:stroke-width="0.035cm" draw:marker-start-width="0.252cm" draw:marker-end="Arrow" draw:marker-end-width="0.2cm" draw:fill="none" fo:padding-top="0.017cm" fo:padding-bottom="0.017cm" fo:padding-left="0.017cm" fo:padding-right="0.017cm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3cm" fo:min-width="0cm"/>
    </style:style>
    <style:style style:name="gr41" style:family="graphic" style:parent-style-name="standard">
      <style:graphic-properties draw:stroke="none" svg:stroke-color="#000000" draw:fill="solid" draw:fill-color="#b30c37" draw:textarea-horizontal-align="justify" draw:textarea-vertical-align="middle" draw:auto-grow-height="false"/>
    </style:style>
    <style:style style:name="gr42" style:family="graphic" style:parent-style-name="standard">
      <style:graphic-properties draw:stroke="solid" svg:stroke-width="0.1cm" svg:stroke-color="#000000" draw:marker-start-width="0.35cm" draw:marker-end-width="0.35cm" draw:fill="none" draw:fill-color="#b30c37" draw:textarea-horizontal-align="justify" draw:textarea-vertical-align="middle" draw:auto-grow-height="false" fo:padding-top="0.05cm" fo:padding-bottom="0.05cm" fo:padding-left="0.05cm" fo:padding-right="0.05cm"/>
    </style:style>
    <style:style style:name="gr43" style:family="graphic" style:parent-style-name="objectwithoutfill">
      <style:graphic-properties draw:stroke="solid" draw:stroke-dash="Dashed_20__28_var_29_" svg:stroke-width="0.035cm" draw:marker-start-width="0.252cm" draw:marker-end="Arrow" draw:marker-end-width="0.352cm" draw:fill="none" fo:padding-top="0.017cm" fo:padding-bottom="0.017cm" fo:padding-left="0.017cm" fo:padding-right="0.017cm"/>
    </style:style>
    <style:style style:name="gr44" style:family="graphic" style:parent-style-name="objectwithoutfill">
      <style:graphic-properties draw:stroke="dash" draw:stroke-dash="Dashed_20__28_var_29_" svg:stroke-width="0.035cm" draw:marker-start-width="0.252cm" draw:marker-end="Arrow" draw:marker-end-width="0.352cm" draw:fill="none" fo:padding-top="0.017cm" fo:padding-bottom="0.017cm" fo:padding-left="0.017cm" fo:padding-right="0.017cm"/>
    </style:style>
    <style:style style:name="gr45" style:family="graphic" style:parent-style-name="objectwithoutfill">
      <style:graphic-properties svg:stroke-width="0.035cm" svg:stroke-color="#b30c37" draw:marker-start-width="0.252cm" draw:marker-end="Arrow" draw:marker-end-width="0.252cm" draw:fill="none" fo:padding-top="0.017cm" fo:padding-bottom="0.017cm" fo:padding-left="0.017cm" fo:padding-right="0.01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7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37cm"/>
    </style:style>
    <style:style style:name="gr48" style:family="graphic" style:parent-style-name="standard">
      <style:graphic-properties draw:stroke="solid" svg:stroke-color="#333333" draw:fill="none" draw:fill-color="#b30c37" draw:textarea-horizontal-align="justify" draw:textarea-vertical-align="middle" draw:auto-grow-height="false"/>
    </style:style>
    <style:style style:name="gr49" style:family="graphic" style:parent-style-name="standard">
      <style:graphic-properties draw:stroke="none" svg:stroke-color="#000000" draw:fill="none" draw:fill-color="#b30c37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draw:stroke="none" svg:stroke-color="#000000" draw:fill="none" draw:fill-color="#b30c37" draw:textarea-horizontal-align="left" draw:auto-grow-height="true" draw:auto-grow-width="true" fo:min-height="0.631cm" fo:min-width="0cm"/>
    </style:style>
    <style:style style:name="gr51" style:family="graphic" style:parent-style-name="objectwithoutfill">
      <style:graphic-properties draw:marker-start-width="0.1cm" draw:marker-end="Arrow" draw:marker-end-width="0.1cm" draw:fill="none"/>
    </style:style>
    <style:style style:name="gr52" style:family="graphic" style:parent-style-name="objectwithoutfill">
      <style:graphic-properties svg:stroke-width="0.035cm" draw:marker-start-width="0.252cm" draw:marker-end="Arrow" draw:marker-end-width="0.252cm" draw:fill="none" fo:padding-top="0.017cm" fo:padding-bottom="0.017cm" fo:padding-left="0.017cm" fo:padding-right="0.017cm"/>
    </style:style>
    <style:style style:name="gr53" style:family="graphic" style:parent-style-name="objectwithoutfill">
      <style:graphic-properties draw:stroke="dash" draw:stroke-dash="Dashed_20__28_var_29_" svg:stroke-width="0.035cm" draw:marker-start-width="0.252cm" draw:marker-end-width="0.252cm" draw:fill="none" fo:padding-top="0.017cm" fo:padding-bottom="0.017cm" fo:padding-left="0.017cm" fo:padding-right="0.017cm"/>
    </style:style>
    <style:style style:name="gr54" style:family="graphic" style:parent-style-name="standard">
      <style:graphic-properties draw:stroke="none" svg:stroke-color="#333333" draw:stroke-linejoin="bevel" draw:fill="solid" draw:fill-color="#b30c37" draw:textarea-horizontal-align="justify" draw:textarea-vertical-align="middle" draw:auto-grow-height="false"/>
    </style:style>
    <style:style style:name="gr55" style:family="graphic" style:parent-style-name="objectwithoutfill">
      <style:graphic-properties draw:stroke="dash" draw:stroke-dash="Dashed_20__28_var_29_" svg:stroke-width="0.035cm" draw:marker-start-width="0.252cm" draw:marker-end-width="0.252cm" draw:stroke-linejoin="bevel" draw:fill="none" fo:padding-top="0.017cm" fo:padding-bottom="0.017cm" fo:padding-left="0.017cm" fo:padding-right="0.017cm"/>
    </style:style>
    <style:style style:name="gr56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2.122cm" fo:min-width="4.451cm"/>
    </style:style>
    <style:style style:name="gr57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2.123cm" fo:min-width="4.252cm"/>
    </style:style>
    <style:style style:name="gr58" style:family="graphic" style:parent-style-name="standard">
      <style:graphic-properties svg:stroke-width="0.035cm" svg:stroke-color="#333333" draw:marker-start="Arrow" draw:marker-start-width="0.252cm" draw:marker-end="" draw:marker-end-width="0.252cm" draw:stroke-linejoin="bevel" draw:fill="none" fo:padding-top="0.017cm" fo:padding-bottom="0.017cm" fo:padding-left="0.017cm" fo:padding-right="0.017cm"/>
    </style:style>
    <style:style style:name="gr59" style:family="graphic" style:parent-style-name="standard">
      <style:graphic-properties svg:stroke-width="0.035cm" svg:stroke-color="#333333" draw:marker-start="Arrow" draw:marker-start-width="0.252cm" draw:marker-end="Arrow" draw:marker-end-width="0.252cm" draw:stroke-linejoin="bevel" draw:fill="none" fo:padding-top="0.017cm" fo:padding-bottom="0.017cm" fo:padding-left="0.017cm" fo:padding-right="0.017cm"/>
    </style:style>
    <style:style style:name="gr60" style:family="graphic" style:parent-style-name="Objet_20_sans_20_remplissage_20_et_20_sans_20_ligne">
      <style:graphic-properties draw:stroke="none" draw:stroke-linejoin="bevel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gr63" style:family="graphic" style:parent-style-name="standard">
      <style:graphic-properties draw:stroke="none" draw:fill="solid" draw:fill-color="#669900" draw:textarea-horizontal-align="justify" draw:textarea-vertical-align="middle" draw:auto-grow-height="false"/>
    </style:style>
    <style:style style:name="gr64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65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gr66" style:family="graphic" style:parent-style-name="standard">
      <style:graphic-properties draw:stroke="none" draw:fill="solid" draw:fill-color="#729fcf" draw:textarea-horizontal-align="justify" draw:textarea-vertical-align="middle" draw:auto-grow-height="false"/>
    </style:style>
    <style:style style:name="gr67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1.259cm, 0cm)" draw:image-opacity="100%" style:mirror="none"/>
    </style:style>
    <style:style style:name="gr68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9.65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3.91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2.9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name="Courier New1" fo:font-size="14pt" style:font-size-asian="14pt" style:font-size-complex="14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style:font-name="Liberation Sans Narrow1" fo:font-size="14pt" style:font-size-asian="14pt" style:font-size-complex="14pt"/>
    </style:style>
    <style:style style:name="P7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center"/>
      <style:text-properties fo:color="#ffffff" fo:font-size="14pt"/>
    </style:style>
    <style:style style:name="P9" style:family="paragraph">
      <style:paragraph-properties fo:text-align="center"/>
      <style:text-properties fo:color="#ffffff" fo:font-size="14pt" style:font-size-asian="16pt" style:font-size-complex="16pt"/>
    </style:style>
    <style:style style:name="P10" style:family="paragraph">
      <style:text-properties fo:color="#999999" fo:font-size="14pt" style:font-size-asian="14pt" style:font-size-complex="14pt"/>
    </style:style>
    <style:style style:name="P11" style:family="paragraph">
      <style:text-properties fo:color="#333333" fo:font-style="italic" style:font-style-asian="italic" style:font-style-complex="italic"/>
    </style:style>
    <style:style style:name="P12" style:family="paragraph">
      <style:text-properties fo:color="#999999" style:font-name="Liberation Sans" fo:font-size="14pt" style:letter-kerning="true" style:font-name-asian="Droid Sans Fallback" style:font-size-asian="14pt" style:font-name-complex="FreeSans" style:font-size-complex="14pt"/>
    </style:style>
    <style:style style:name="P13" style:family="paragraph">
      <style:paragraph-properties fo:text-align="center"/>
      <style:text-properties fo:color="#ffffff" style:font-name="Liberation Sans Narrow"/>
    </style:style>
    <style:style style:name="P14" style:family="paragraph">
      <style:paragraph-properties fo:text-align="center"/>
      <style:text-properties fo:color="#ffffff" style:font-name="Liberation Sans Narrow" fo:font-size="18pt"/>
    </style:style>
    <style:style style:name="P15" style:family="paragraph">
      <style:paragraph-properties fo:text-align="center"/>
      <style:text-properties fo:color="#ffffff" fo:font-size="14pt" fo:font-weight="normal"/>
    </style:style>
    <style:style style:name="P16" style:family="paragraph">
      <style:paragraph-properties fo:text-align="center"/>
      <style:text-properties fo:color="#ffffff" fo:font-size="14pt" fo:font-weight="normal" style:font-size-asian="16pt" style:font-size-complex="16pt"/>
    </style:style>
    <style:style style:name="P17" style:family="paragraph">
      <style:paragraph-properties fo:text-align="center"/>
      <style:text-properties fo:color="#ffffff" style:font-name="Liberation Sans Narrow" fo:font-size="18pt" fo:font-weight="normal"/>
    </style:style>
    <style:style style:name="P18" style:family="paragraph">
      <style:paragraph-properties fo:text-align="center"/>
      <style:text-properties fo:font-weight="normal"/>
    </style:style>
    <style:style style:name="P19" style:family="paragraph">
      <style:text-properties fo:font-weight="normal"/>
    </style:style>
    <style:style style:name="P20" style:family="paragraph">
      <style:text-properties fo:font-size="12pt" fo:font-weight="normal" style:font-size-asian="12pt" style:font-size-complex="12pt"/>
    </style:style>
    <style:style style:name="P21" style:family="paragraph">
      <style:text-properties fo:font-size="16pt"/>
    </style:style>
    <style:style style:name="P22" style:family="paragraph">
      <style:paragraph-properties fo:text-align="center"/>
      <style:text-properties fo:color="#000000" fo:font-size="16pt"/>
    </style:style>
    <style:style style:name="P23" style:family="paragraph">
      <style:paragraph-properties fo:text-align="center"/>
      <style:text-properties fo:color="#b30c37" fo:font-size="16pt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style:paragraph-properties fo:text-align="center"/>
      <style:text-properties fo:color="#ffffff" fo:font-size="14pt" style:font-size-asian="18pt" style:font-size-complex="18pt"/>
    </style:style>
    <style:style style:name="P26" style:family="paragraph">
      <style:text-properties fo:font-size="24pt" fo:font-weight="normal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30c37" fo:font-size="18pt" style:font-size-asian="18pt" style:font-size-complex="18pt"/>
    </style:style>
    <style:style style:name="T3" style:family="text">
      <style:text-properties style:font-name="Courier New1"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Liberation Sans Narrow1" fo:font-size="14pt" fo:font-weight="bold" style:font-size-asian="13pt" style:font-weight-asian="bold" style:font-size-complex="13pt" style:font-weight-complex="bold"/>
    </style:style>
    <style:style style:name="T6" style:family="text">
      <style:text-properties style:font-name="Liberation Sans Narrow1" fo:font-size="14pt" style:font-size-asian="13pt" style:font-size-complex="13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ffffff" fo:font-size="14pt" style:font-size-asian="16pt" style:font-size-complex="16pt"/>
    </style:style>
    <style:style style:name="T9" style:family="text">
      <style:text-properties fo:color="#ffffff" fo:font-size="14pt"/>
    </style:style>
    <style:style style:name="T10" style:family="text">
      <style:text-properties fo:color="#999999" fo:font-size="14pt" style:font-size-asian="14pt" style:font-size-complex="14pt"/>
    </style:style>
    <style:style style:name="T11" style:family="text">
      <style:text-properties fo:color="#333333" fo:font-style="italic" style:font-style-asian="italic" style:font-style-complex="italic"/>
    </style:style>
    <style:style style:name="T12" style:family="text">
      <style:text-properties fo:color="#b30c37" fo:font-size="14pt" style:font-size-asian="14pt" style:font-size-complex="14pt"/>
    </style:style>
    <style:style style:name="T13" style:family="text">
      <style:text-properties fo:color="#999999" style:font-name="Liberation Sans" fo:font-size="14pt" style:letter-kerning="true" style:font-name-asian="Droid Sans Fallback" style:font-size-asian="14pt" style:font-name-complex="FreeSans" style:font-size-complex="14pt"/>
    </style:style>
    <style:style style:name="T14" style:family="text">
      <style:text-properties fo:color="#b30c37" style:font-name="Liberation Sans" fo:font-size="14pt" style:letter-kerning="true" style:font-name-asian="Droid Sans Fallback" style:font-size-asian="14pt" style:font-name-complex="FreeSans" style:font-size-complex="14pt"/>
    </style:style>
    <style:style style:name="T15" style:family="text">
      <style:text-properties fo:color="#ffffff" style:font-name="Liberation Sans Narrow"/>
    </style:style>
    <style:style style:name="T16" style:family="text">
      <style:text-properties fo:color="#ffffff" style:font-name="Liberation Sans Narrow" fo:font-size="18pt"/>
    </style:style>
    <style:style style:name="T17" style:family="text">
      <style:text-properties fo:color="#6666ff" fo:font-size="12pt" style:font-size-asian="12pt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009900" fo:font-size="12pt" style:font-size-asian="12pt" style:font-size-complex="12pt"/>
    </style:style>
    <style:style style:name="T20" style:family="text">
      <style:text-properties fo:font-size="16pt"/>
    </style:style>
    <style:style style:name="T21" style:family="text">
      <style:text-properties fo:color="#000000" fo:font-size="16pt"/>
    </style:style>
    <style:style style:name="T22" style:family="text">
      <style:text-properties fo:color="#b30c37" fo:font-size="16pt"/>
    </style:style>
    <style:style style:name="T23" style:family="text">
      <style:text-properties fo:color="#b30c37" fo:font-size="16pt" style:font-size-asian="18pt" style:font-size-complex="18pt" style:text-overline-style="none" style:text-overline-color="#b30c37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7e0021" fo:font-size="18pt" style:font-size-asian="18pt" style:font-size-complex="18pt"/>
    </style:style>
    <style:style style:name="T2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cm" svg:height="1cm" svg:x="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8.001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9.002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5.002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10.002cm" svg:y="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cm" svg:y1="4cm" svg:x2="5.502cm" svg:y2="6.002cm" draw:start-shape="id1" draw:start-glue-point="8" draw:end-shape="id2" draw:end-glue-point="4" svg:d="M4500 4000l1002 2002" svg:viewBox="0 0 1003 2003">
          <text:p/>
        </draw:connector>
        <draw:connector draw:style-name="gr2" draw:text-style-name="P1" draw:layer="layout" draw:type="line" svg:x1="4.854cm" svg:y1="3.146cm" svg:x2="8.001cm" svg:y2="2.501cm" draw:start-shape="id1" draw:start-glue-point="11" draw:end-shape="id3" draw:end-glue-point="6" svg:d="M4854 3146l3147-645" svg:viewBox="0 0 3148 646">
          <text:p/>
        </draw:connector>
        <draw:connector draw:style-name="gr2" draw:text-style-name="P1" draw:layer="layout" draw:type="line" svg:x1="6.002cm" svg:y1="6.502cm" svg:x2="9.002cm" svg:y2="6.502cm" draw:start-shape="id2" draw:start-glue-point="10" draw:end-shape="id4" draw:end-glue-point="6" svg:d="M6002 6502h3000" svg:viewBox="0 0 3001 1">
          <text:p/>
        </draw:connector>
        <draw:connector draw:style-name="gr2" draw:text-style-name="P1" draw:layer="layout" draw:type="line" svg:x1="9.856cm" svg:y1="6.148cm" svg:x2="10.502cm" svg:y2="4.002cm" draw:start-shape="id4" draw:start-glue-point="11" draw:end-shape="id5" draw:end-glue-point="8" svg:d="M9856 6148l646-2146" svg:viewBox="0 0 647 2147">
          <text:p/>
        </draw:connector>
        <draw:connector draw:style-name="gr2" draw:text-style-name="P1" draw:layer="layout" draw:type="line" svg:x1="10.148cm" svg:y1="3.148cm" svg:x2="9.001cm" svg:y2="2.501cm" draw:start-shape="id5" draw:start-glue-point="5" draw:end-shape="id3" draw:end-glue-point="10" svg:d="M10148 3148l-1147-647" svg:viewBox="0 0 1148 648">
          <text:p/>
        </draw:connector>
        <draw:connector draw:style-name="gr2" draw:text-style-name="P1" draw:layer="layout" draw:type="line" svg:x1="4.854cm" svg:y1="3.854cm" svg:x2="9.148cm" svg:y2="6.148cm" draw:start-shape="id1" draw:start-glue-point="9" draw:end-shape="id4" draw:end-glue-point="5" svg:d="M4854 3854l4294 2294" svg:viewBox="0 0 4295 2295">
          <text:p/>
        </draw:connector>
        <draw:frame draw:style-name="gr3" xml:id="id6" draw:id="id6" draw:layer="layout" svg:width="1cm" svg:height="0.75cm" svg:x="3.3cm" svg:y="1.475cm">
          <draw:text-box>
            <text:p>W</text:p>
          </draw:text-box>
        </draw:frame>
        <draw:frame draw:style-name="gr3" xml:id="id7" draw:id="id7" draw:layer="layout" svg:width="1cm" svg:height="0.75cm" svg:x="10.9cm" svg:y="1.475cm">
          <draw:text-box>
            <text:p>R</text:p>
          </draw:text-box>
        </draw:frame>
        <draw:connector draw:style-name="gr4" draw:text-style-name="P1" draw:layer="layout" draw:type="line" svg:x1="3.8cm" svg:y1="2.225cm" svg:x2="4.146cm" svg:y2="3.146cm" draw:start-shape="id6" draw:start-glue-point="2" draw:end-shape="id1" draw:end-glue-point="5" svg:d="M3800 2225l346 921" svg:viewBox="0 0 347 922">
          <text:p/>
        </draw:connector>
        <draw:connector draw:style-name="gr4" draw:text-style-name="P1" draw:layer="layout" draw:type="line" svg:x1="10.856cm" svg:y1="3.148cm" svg:x2="11.4cm" svg:y2="2.225cm" draw:start-shape="id5" draw:start-glue-point="11" draw:end-shape="id7" draw:end-glue-point="2" svg:d="M10856 3148l544-923" svg:viewBox="0 0 545 924">
          <text:p/>
        </draw:connector>
        <draw:polygon draw:style-name="gr5" draw:text-style-name="P1" draw:layer="layout" svg:width="2.199cm" svg:height="5.399cm" svg:x="5.8cm" svg:y="2cm" svg:viewBox="0 0 2200 5400" draw:points="1600,5400 600,3800 1200,1800 0,0 500,0 1700,1800 1100,3700 2200,5400">
          <text:p/>
        </draw:polygon>
        <draw:polyline draw:style-name="gr6" draw:text-style-name="P1" draw:layer="layout" svg:width="1.599cm" svg:height="5.399cm" svg:x="5.8cm" svg:y="2cm" svg:viewBox="0 0 1600 5400" draw:points="1600,5400 600,3800 1200,1800 0,0">
          <text:p/>
        </draw:polyline>
        <draw:polyline draw:style-name="gr6" draw:text-style-name="P1" draw:layer="layout" svg:width="1.699cm" svg:height="5.399cm" svg:x="6.3cm" svg:y="2cm" svg:viewBox="0 0 1700 5400" draw:points="0,0 1200,1800 600,3700 1700,5400">
          <text:p/>
        </draw:polyline>
        <draw:custom-shape draw:style-name="gr7" draw:text-style-name="P1" draw:layer="layout" svg:width="9.2cm" svg:height="6.6cm" svg:x="3cm" svg:y="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cm" svg:height="6cm" svg:x="9cm" svg:y="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2" draw:layer="layout" svg:width="0.459cm" svg:height="0.712cm" svg:x="8.2cm" svg:y="17.825cm">
          <draw:text-box>
            <text:p><text:span text:style-name="T1">C</text:span></text:p>
          </draw:text-box>
        </draw:frame>
        <draw:frame draw:style-name="gr9" draw:text-style-name="P2" draw:layer="layout" svg:width="0.425cm" svg:height="0.712cm" svg:x="14.901cm" svg:y="17.825cm">
          <draw:text-box>
            <text:p><text:span text:style-name="T1">P</text:span></text:p>
          </draw:text-box>
        </draw:frame>
        <draw:frame draw:style-name="gr9" draw:text-style-name="P2" draw:layer="layout" svg:width="0.459cm" svg:height="0.712cm" svg:x="11.501cm" svg:y="11.325cm">
          <draw:text-box>
            <text:p><text:span text:style-name="T1">A</text:span></text:p>
          </draw:text-box>
        </draw:frame>
        <draw:frame draw:style-name="gr10" draw:text-style-name="P3" draw:layer="layout" svg:width="3.063cm" svg:height="1.05cm" svg:x="13.938cm" svg:y="13.91cm">
          <draw:text-box>
            <text:p><text:span text:style-name="T2">Cassandra</text:span></text:p>
          </draw:text-box>
        </draw:frame>
      </draw:page>
      <draw:page draw:name="page2" draw:style-name="dp1" draw:master-page-name="Standard">
        <draw:frame draw:style-name="gr11" xml:id="id8" draw:id="id8" draw:layer="layout" svg:width="0.425cm" svg:height="0.712cm" svg:x="2.002cm" svg:y="5.663cm">
          <draw:text-box>
            <text:p>K</text:p>
          </draw:text-box>
        </draw:frame>
        <draw:custom-shape draw:style-name="gr12" draw:text-style-name="P1" xml:id="id9" draw:id="id9" draw:layer="layout" svg:width="7.999cm" svg:height="1cm" svg:x="4.002cm" svg:y="5.5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427cm" svg:y1="6.019cm" svg:x2="4.002cm" svg:y2="6cm" draw:start-shape="id8" draw:start-glue-point="1" draw:end-shape="id9" draw:end-glue-point="3" svg:d="M2427 6019l1575-19" svg:viewBox="0 0 1576 20">
          <text:p/>
        </draw:connector>
        <draw:custom-shape draw:style-name="gr14" draw:text-style-name="P1" draw:layer="layout" svg:width="0.8cm" svg:height="0.4cm" svg:x="6.501cm" svg:y="5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8cm" svg:height="0.4cm" svg:x="10.201cm" svg:y="5.9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798cm" svg:height="0.568cm" svg:x="4.001cm" svg:y="5.763cm">
          <draw:text-box>
            <text:p><text:span text:style-name="T3">{name :</text:span><text:span text:style-name="T3"><text:tab/></text:span><text:span text:style-name="T3"><text:tab/></text:span><text:span text:style-name="T3">, age :</text:span><text:span text:style-name="T3"><text:tab/></text:span><text:span text:style-name="T3"><text:tab/></text:span><text:span text:style-name="T3">}</text:span></text:p>
          </draw:text-box>
        </draw:frame>
        <draw:frame draw:style-name="gr11" xml:id="id10" draw:id="id10" draw:layer="layout" svg:width="0.425cm" svg:height="0.712cm" svg:x="2.001cm" svg:y="7.525cm">
          <draw:text-box>
            <text:p>K</text:p>
          </draw:text-box>
        </draw:frame>
        <draw:custom-shape draw:style-name="gr15" draw:text-style-name="P1" xml:id="id11" draw:id="id11" draw:layer="layout" svg:width="7.999cm" svg:height="1.6cm" svg:x="4.002cm" svg:y="7.1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2.426cm" svg:y1="7.881cm" svg:x2="4.002cm" svg:y2="7.9cm" draw:start-shape="id10" draw:start-glue-point="1" draw:end-shape="id11" draw:end-glue-point="3" svg:d="M2426 7881l1576 19" svg:viewBox="0 0 1577 20">
          <text:p/>
        </draw:connector>
        <draw:custom-shape draw:style-name="gr14" draw:text-style-name="P1" xml:id="id17" draw:id="id17" draw:layer="layout" svg:width="0.8cm" svg:height="0.4cm" svg:x="4.578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9" draw:id="id19" draw:layer="layout" svg:width="0.8cm" svg:height="0.4cm" svg:x="6.579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3" draw:id="id13" draw:layer="layout" svg:width="0.8cm" svg:height="0.4cm" svg:x="8.602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5" draw:id="id15" draw:layer="layout" svg:width="0.8cm" svg:height="0.4cm" svg:x="10.602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0.8cm" svg:height="0.4cm" svg:x="8.602cm" svg:y="7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4" draw:id="id14" draw:layer="layout" svg:width="0.8cm" svg:height="0.4cm" svg:x="10.602cm" svg:y="7.3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9.002cm" svg:y1="7.7cm" svg:x2="9.002cm" svg:y2="8.1cm" draw:start-shape="id12" draw:start-glue-point="2" draw:end-shape="id13" draw:end-glue-point="0" svg:d="M9002 7700v400" svg:viewBox="0 0 1 401">
          <text:p/>
        </draw:connector>
        <draw:connector draw:style-name="gr17" draw:text-style-name="P1" draw:layer="layout" draw:type="line" svg:x1="11.002cm" svg:y1="7.7cm" svg:x2="11.002cm" svg:y2="8.1cm" draw:start-shape="id14" draw:start-glue-point="2" draw:end-shape="id15" draw:end-glue-point="0" svg:d="M11002 7700v400" svg:viewBox="0 0 1 401">
          <text:p/>
        </draw:connector>
        <draw:frame draw:style-name="gr18" draw:text-style-name="P5" xml:id="id16" draw:id="id16" draw:layer="layout" svg:width="1.245cm" svg:height="0.513cm" svg:x="4.356cm" svg:y="7.287cm">
          <draw:text-box>
            <text:p><text:span text:style-name="T4">name</text:span></text:p>
          </draw:text-box>
        </draw:frame>
        <draw:frame draw:style-name="gr11" draw:text-style-name="P5" xml:id="id18" draw:id="id18" draw:layer="layout" svg:width="0.764cm" svg:height="0.513cm" svg:x="6.597cm" svg:y="7.326cm">
          <draw:text-box>
            <text:p><text:span text:style-name="T4">age</text:span></text:p>
          </draw:text-box>
        </draw:frame>
        <draw:connector draw:style-name="gr19" draw:text-style-name="P1" draw:layer="layout" draw:type="line" svg:x1="4.978cm" svg:y1="7.8cm" svg:x2="4.978cm" svg:y2="8.1cm" draw:start-shape="id16" draw:start-glue-point="2" draw:end-shape="id17" draw:end-glue-point="0" svg:d="M4978 7800v300" svg:viewBox="0 0 1 301">
          <text:p/>
        </draw:connector>
        <draw:connector draw:style-name="gr19" draw:text-style-name="P1" draw:layer="layout" draw:type="line" svg:x1="6.979cm" svg:y1="7.839cm" svg:x2="6.979cm" svg:y2="8.1cm" draw:start-shape="id18" draw:start-glue-point="2" draw:end-shape="id19" draw:end-glue-point="0" svg:d="M6979 7839v261" svg:viewBox="0 0 1 262">
          <text:p/>
        </draw:connector>
        <draw:frame draw:style-name="gr11" xml:id="id20" draw:id="id20" draw:layer="layout" svg:width="0.425cm" svg:height="0.712cm" svg:x="2.002cm" svg:y="9.763cm">
          <draw:text-box>
            <text:p>K</text:p>
          </draw:text-box>
        </draw:frame>
        <draw:custom-shape draw:style-name="gr15" draw:text-style-name="P1" xml:id="id21" draw:id="id21" draw:layer="layout" svg:width="1.998cm" svg:height="1cm" svg:x="4.002cm" svg:y="9.6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2.427cm" svg:y1="10.119cm" svg:x2="4.002cm" svg:y2="10.1cm" draw:start-shape="id20" draw:start-glue-point="1" draw:end-shape="id21" draw:end-glue-point="3" svg:d="M2427 10119l1575-19" svg:viewBox="0 0 1576 20">
          <text:p/>
        </draw:connector>
        <draw:custom-shape draw:style-name="gr14" draw:text-style-name="P1" draw:layer="layout" svg:width="0.8cm" svg:height="0.4cm" svg:x="4.602cm" svg:y="9.9cm">
          <text:p/>
          <draw:enhanced-geometry svg:viewBox="0 0 21600 21600" draw:type="rectangle" draw:enhanced-path="M 0 0 L 21600 0 21600 21600 0 21600 0 0 Z N"/>
        </draw:custom-shape>
        <draw:g>
          <draw:frame draw:style-name="gr11" xml:id="id22" draw:id="id22" draw:layer="layout" svg:width="0.425cm" svg:height="0.712cm" svg:x="2.001cm" svg:y="2.163cm">
            <draw:text-box>
              <text:p>K</text:p>
            </draw:text-box>
          </draw:frame>
          <draw:custom-shape draw:style-name="gr15" draw:text-style-name="P1" xml:id="id23" draw:id="id23" draw:layer="layout" svg:width="8cm" svg:height="1cm" svg:x="4.001cm" svg:y="2cm">
            <text:p/>
            <draw:enhanced-geometry svg:viewBox="0 0 21600 21600" draw:type="rectangle" draw:enhanced-path="M 0 0 L 21600 0 21600 21600 0 21600 0 0 Z N"/>
          </draw:custom-shape>
          <draw:connector draw:style-name="gr16" draw:text-style-name="P1" draw:layer="layout" draw:type="line" svg:x1="2.426cm" svg:y1="2.519cm" svg:x2="4.001cm" svg:y2="2.5cm" draw:start-shape="id22" draw:start-glue-point="1" draw:end-shape="id23" draw:end-glue-point="3" svg:d="M2426 2519l1575-19" svg:viewBox="0 0 1576 20">
            <text:p/>
          </draw:connector>
          <draw:custom-shape draw:style-name="gr14" draw:text-style-name="P1" draw:layer="layout" svg:width="0.8cm" svg:height="0.4cm" svg:x="4.601cm" svg:y="2.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xml:id="id24" draw:id="id24" draw:layer="layout" svg:width="0.8cm" svg:height="0.4cm" svg:x="6.601cm" svg:y="2.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8cm" svg:height="0.4cm" svg:x="8.601cm" svg:y="2.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8cm" svg:height="0.4cm" svg:x="10.601cm" svg:y="2.3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6.001cm" svg:y1="2cm" svg:x2="6.001cm" svg:y2="3cm">
            <text:p/>
          </draw:line>
          <draw:line draw:style-name="gr20" draw:text-style-name="P1" draw:layer="layout" svg:x1="8.001cm" svg:y1="2cm" svg:x2="8.001cm" svg:y2="3cm">
            <text:p/>
          </draw:line>
          <draw:line draw:style-name="gr20" draw:text-style-name="P1" draw:layer="layout" svg:x1="10.001cm" svg:y1="2cm" svg:x2="10.001cm" svg:y2="3cm">
            <text:p/>
          </draw:line>
          <draw:connector draw:style-name="gr21" draw:text-style-name="P1" draw:layer="layout" svg:x1="7.001cm" svg:y1="2.3cm" svg:x2="2.213cm" svg:y2="2.163cm" draw:start-shape="id24" draw:start-glue-point="0" draw:end-shape="id22" draw:end-glue-point="0" svg:d="M7001 2300v-637h-4788v500" svg:viewBox="0 0 4789 638">
            <text:p/>
          </draw:connector>
        </draw:g>
        <draw:g>
          <draw:frame draw:style-name="gr11" xml:id="id25" draw:id="id25" draw:layer="layout" svg:width="0.425cm" svg:height="0.712cm" svg:x="2.002cm" svg:y="4.163cm">
            <draw:text-box>
              <text:p>K</text:p>
            </draw:text-box>
          </draw:frame>
          <draw:custom-shape draw:style-name="gr15" draw:text-style-name="P1" xml:id="id26" draw:id="id26" draw:layer="layout" svg:width="3.998cm" svg:height="1cm" svg:x="4.002cm" svg:y="4cm">
            <text:p/>
            <draw:enhanced-geometry svg:viewBox="0 0 21600 21600" draw:type="rectangle" draw:enhanced-path="M 0 0 L 21600 0 21600 21600 0 21600 0 0 Z N"/>
          </draw:custom-shape>
          <draw:connector draw:style-name="gr16" draw:text-style-name="P1" draw:layer="layout" draw:type="line" svg:x1="2.427cm" svg:y1="4.519cm" svg:x2="4.002cm" svg:y2="4.5cm" draw:start-shape="id25" draw:start-glue-point="1" draw:end-shape="id26" draw:end-glue-point="3" svg:d="M2427 4519l1575-19" svg:viewBox="0 0 1576 20">
            <text:p/>
          </draw:connector>
          <draw:custom-shape draw:style-name="gr14" draw:text-style-name="P1" draw:layer="layout" svg:width="2.398cm" svg:height="0.4cm" svg:x="4.602cm" svg:y="4.3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" draw:layer="layout" draw:line-skew="0cm 3.999cm" svg:x1="5.001cm" svg:y1="10.6cm" svg:x2="5.001cm" svg:y2="9.6cm" draw:start-shape="id21" draw:start-glue-point="2" draw:end-shape="id21" draw:end-glue-point="0" svg:d="M5001 10600v518h2482v-2036h-2482v518" svg:viewBox="0 0 2483 2037">
          <text:p/>
        </draw:connector>
        <draw:custom-shape draw:style-name="gr14" draw:text-style-name="P1" draw:layer="layout" svg:width="0.8cm" svg:height="0.4cm" svg:x="7.1cm" svg:y="9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2cm" svg:height="0.5cm" svg:x="2cm" svg:y="15.5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3cm" svg:y1="15.5cm" svg:x2="3cm" svg:y2="16cm">
          <text:p/>
        </draw:line>
        <draw:line draw:style-name="gr23" draw:text-style-name="P1" draw:layer="layout" svg:x1="4cm" svg:y1="15.5cm" svg:x2="4cm" svg:y2="16cm">
          <text:p/>
        </draw:line>
        <draw:line draw:style-name="gr23" draw:text-style-name="P1" draw:layer="layout" svg:x1="8cm" svg:y1="15.5cm" svg:x2="8cm" svg:y2="16cm">
          <text:p/>
        </draw:line>
        <draw:frame draw:style-name="gr11" draw:text-style-name="P6" draw:layer="layout" svg:width="0.883cm" svg:height="1.145cm" svg:x="2.5cm" svg:y="14.358cm">
          <draw:text-box>
            <text:p text:style-name="P1"><text:span text:style-name="T5">ONE</text:span></text:p>
            <text:p text:style-name="P1"><text:span text:style-name="T6">1</text:span></text:p>
          </draw:text-box>
        </draw:frame>
        <draw:frame draw:style-name="gr11" draw:text-style-name="P6" draw:layer="layout" svg:width="0.955cm" svg:height="1.145cm" svg:x="3.601cm" svg:y="14.359cm">
          <draw:text-box>
            <text:p text:style-name="P1"><text:span text:style-name="T5">TWO</text:span></text:p>
            <text:p text:style-name="P1"><text:span text:style-name="T6">2</text:span></text:p>
          </draw:text-box>
        </draw:frame>
        <draw:frame draw:style-name="gr11" draw:text-style-name="P6" draw:layer="layout" svg:width="1.852cm" svg:height="1.145cm" svg:x="7.002cm" svg:y="14.36cm">
          <draw:text-box>
            <text:p text:style-name="P1"><text:span text:style-name="T5">QUORUM</text:span></text:p>
            <text:p text:style-name="P1"><text:span text:style-name="T6">RF/2+1</text:span></text:p>
          </draw:text-box>
        </draw:frame>
        <draw:frame draw:style-name="gr11" draw:text-style-name="P6" draw:layer="layout" svg:width="0.794cm" svg:height="1.145cm" svg:x="13.602cm" svg:y="14.36cm">
          <draw:text-box>
            <text:p text:style-name="P1"><text:span text:style-name="T5">ALL</text:span></text:p>
            <text:p text:style-name="P1"><text:span text:style-name="T6">RF</text:span></text:p>
          </draw:text-box>
        </draw:frame>
        <draw:custom-shape draw:style-name="gr14" draw:text-style-name="P1" draw:layer="layout" svg:width="0.4cm" svg:height="0.9cm" svg:x="4.8cm" svg:y="1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cm" svg:height="1cm" svg:x="1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7.0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9.0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5.3cm" svg:height="1.2cm" svg:x="14.8cm" svg:y="2.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.4cm" svg:height="1.4cm" svg:x="18.8cm" svg:y="2.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14.5cm" svg:y1="3.5cm" svg:x2="14.8cm" svg:y2="3.5cm">
          <text:p/>
        </draw:line>
        <draw:line draw:style-name="gr27" draw:text-style-name="P1" draw:layer="layout" svg:x1="20.325cm" svg:y1="3.5cm" svg:x2="20.625cm" svg:y2="3.5cm">
          <text:p/>
        </draw:line>
        <draw:custom-shape draw:style-name="gr14" draw:text-style-name="P1" draw:layer="layout" svg:width="1cm" svg:height="1cm" svg:x="14.92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6.927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8.927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374cm" svg:height="1.2cm" svg:x="14.726cm" svg:y="4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526cm" svg:height="1.4cm" svg:x="14.6cm" svg:y="4.8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14.426cm" svg:y1="5.501cm" svg:x2="14.726cm" svg:y2="5.501cm">
          <text:p/>
        </draw:line>
        <draw:line draw:style-name="gr27" draw:text-style-name="P1" draw:layer="layout" svg:x1="20.251cm" svg:y1="5.501cm" svg:x2="20.551cm" svg:y2="5.501cm">
          <text:p/>
        </draw:line>
        <draw:custom-shape draw:style-name="gr14" draw:text-style-name="P1" draw:layer="layout" svg:width="1cm" svg:height="1cm" svg:x="15.052cm" svg:y="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7.053cm" svg:y="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9.053cm" svg:y="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3.348cm" svg:height="1.2cm" svg:x="14.852cm" svg:y="6.9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3.352cm" svg:height="1.4cm" svg:x="16.9cm" svg:y="6.8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14.552cm" svg:y1="7.502cm" svg:x2="14.852cm" svg:y2="7.502cm">
          <text:p/>
        </draw:line>
        <draw:line draw:style-name="gr27" draw:text-style-name="P1" draw:layer="layout" svg:x1="20.377cm" svg:y1="7.502cm" svg:x2="20.677cm" svg:y2="7.502cm">
          <text:p/>
        </draw:line>
        <draw:custom-shape draw:style-name="gr14" draw:text-style-name="P1" draw:layer="layout" svg:width="1cm" svg:height="1cm" svg:x="15.078cm" svg:y="9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7.079cm" svg:y="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19.079cm" svg:y="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22cm" svg:height="1.2cm" svg:x="14.878cm" svg:y="8.9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.478cm" svg:height="1.4cm" svg:x="18.8cm" svg:y="8.8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14.578cm" svg:y1="9.503cm" svg:x2="14.878cm" svg:y2="9.503cm">
          <text:p/>
        </draw:line>
        <draw:line draw:style-name="gr27" draw:text-style-name="P1" draw:layer="layout" svg:x1="20.403cm" svg:y1="9.503cm" svg:x2="20.703cm" svg:y2="9.503cm">
          <text:p/>
        </draw:line>
        <draw:frame draw:style-name="gr11" draw:text-style-name="P7" draw:layer="layout" svg:width="3.109cm" svg:height="0.636cm" svg:x="11.391cm" svg:y="16.064cm">
          <draw:text-box>
            <text:p><text:span text:style-name="T7">Consistance</text:span></text:p>
          </draw:text-box>
        </draw:frame>
        <draw:frame draw:style-name="gr11" draw:text-style-name="P7" draw:layer="layout" svg:width="3.228cm" svg:height="1.271cm" svg:x="1.672cm" svg:y="16.064cm">
          <draw:text-box>
            <text:p><text:span text:style-name="T7">Disponibilité</text:span></text:p>
            <text:p><text:span text:style-name="T7">Performance</text:span></text:p>
          </draw:text-box>
        </draw:frame>
      </draw:page>
      <draw:page draw:name="page3" draw:style-name="dp1" draw:master-page-name="Standard">
        <draw:custom-shape draw:style-name="gr28" draw:text-style-name="P8" draw:layer="layout" svg:width="8cm" svg:height="8cm" svg:x="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svg:x="12.5cm" svg:y="6.5cm">
          <text:p text:style-name="P1"><text:span text:style-name="T8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draw:transform="rotate (-1.0471975511966) translate (16.647cm 8.317cm)">
          <text:p text:style-name="P1"><text:span text:style-name="T8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2.0943951023932) translate (17.147cm 12.8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2.0943951023932) translate (17.147cm 12.817cm)">
          <text:p text:style-name="P1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3.14159265358979) translate (13.5cm 15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3.14159265358979) translate (13.5cm 15.5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2.0943951023932) translate (9.353cm 13.6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2.0943951023932) translate (9.353cm 13.683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1.0471975511966) translate (8.853cm 9.183cm)">
          <text:p text:style-name="P1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svg:x="12.5cm" svg:y="14.5cm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0.993cm" svg:height="0.556cm" svg:x="12.5cm" svg:y="7.479cm">
          <draw:text-box>
            <text:p><text:span text:style-name="T10">0-10</text:span></text:p>
          </draw:text-box>
        </draw:frame>
        <draw:frame draw:style-name="gr11" draw:text-style-name="P10" draw:layer="layout" svg:width="0.993cm" svg:height="0.556cm" svg:x="12.501cm" svg:y="7.479cm">
          <draw:text-box>
            <text:p><text:span text:style-name="T10">0-10</text:span></text:p>
          </draw:text-box>
        </draw:frame>
        <draw:frame draw:style-name="gr11" draw:text-style-name="P10" xml:id="id29" draw:id="id29" draw:layer="layout" svg:width="1.268cm" svg:height="0.556cm" draw:transform="rotate (-1.0471975511966) translate (15.8cm 8.807cm)">
          <draw:text-box>
            <text:p><text:span text:style-name="T10">10-20</text:span></text:p>
          </draw:text-box>
        </draw:frame>
        <draw:frame draw:style-name="gr11" draw:text-style-name="P10" xml:id="id32" draw:id="id32" draw:layer="layout" svg:width="1.268cm" svg:height="0.556cm" draw:transform="rotate (-2.0943951023932) translate (16.299cm 12.328cm)">
          <draw:text-box>
            <text:p><text:span text:style-name="T10">20-30</text:span></text:p>
          </draw:text-box>
        </draw:frame>
        <draw:frame draw:style-name="gr11" draw:text-style-name="P10" draw:layer="layout" svg:width="1.268cm" svg:height="0.556cm" svg:x="12.231cm" svg:y="13.965cm">
          <draw:text-box>
            <text:p><text:span text:style-name="T10">30-40</text:span></text:p>
          </draw:text-box>
        </draw:frame>
        <draw:frame draw:style-name="gr11" draw:text-style-name="P10" draw:layer="layout" svg:width="1.268cm" svg:height="0.556cm" draw:transform="rotate (2.0943951023932) translate (10.201cm 13.194cm)">
          <draw:text-box>
            <text:p><text:span text:style-name="T10">40-50</text:span></text:p>
          </draw:text-box>
        </draw:frame>
        <draw:frame draw:style-name="gr11" draw:text-style-name="P10" draw:layer="layout" svg:width="1.268cm" svg:height="0.556cm" draw:transform="rotate (1.0471975511966) translate (9.7cm 9.673cm)">
          <draw:text-box>
            <text:p><text:span text:style-name="T10">50-60</text:span></text:p>
          </draw:text-box>
        </draw:frame>
        <draw:frame draw:style-name="gr11" draw:text-style-name="P11" xml:id="id27" draw:id="id27" draw:layer="layout" svg:width="1.196cm" svg:height="0.712cm" svg:x="2.004cm" svg:y="9.288cm">
          <draw:text-box>
            <text:p><text:span text:style-name="T11">jean</text:span></text:p>
          </draw:text-box>
        </draw:frame>
        <draw:frame draw:style-name="gr11" draw:text-style-name="P11" xml:id="id28" draw:id="id28" draw:layer="layout" svg:width="0.705cm" svg:height="0.712cm" svg:x="4.996cm" svg:y="9.288cm">
          <draw:text-box>
            <text:p><text:span text:style-name="T11">12</text:span></text:p>
          </draw:text-box>
        </draw:frame>
        <draw:connector draw:style-name="gr21" draw:text-style-name="P1" draw:layer="layout" draw:type="line" svg:x1="3.2cm" svg:y1="9.644cm" svg:x2="4.996cm" svg:y2="9.644cm" draw:start-shape="id27" draw:start-glue-point="1" draw:end-shape="id28" draw:end-glue-point="3" svg:d="M3200 9644h1796" svg:viewBox="0 0 1797 1">
          <text:p/>
        </draw:connector>
        <draw:connector draw:style-name="gr21" draw:text-style-name="P1" draw:layer="layout" draw:type="curve" draw:line-skew="0.069cm" svg:x1="5.701cm" svg:y1="9.644cm" svg:x2="15.635cm" svg:y2="9.634cm" draw:start-shape="id28" draw:start-glue-point="1" draw:end-shape="id29" draw:end-glue-point="2" svg:d="M5701 9644c7317 0 2350-10 9934-10" svg:viewBox="0 0 9935 11">
          <text:p/>
        </draw:connector>
        <draw:frame draw:style-name="gr11" draw:text-style-name="P11" xml:id="id30" draw:id="id30" draw:layer="layout" svg:width="1.585cm" svg:height="0.712cm" svg:x="1.997cm" svg:y="10.288cm">
          <draw:text-box>
            <text:p><text:span text:style-name="T11">marie</text:span></text:p>
          </draw:text-box>
        </draw:frame>
        <draw:frame draw:style-name="gr11" draw:text-style-name="P11" xml:id="id31" draw:id="id31" draw:layer="layout" svg:width="0.705cm" svg:height="0.712cm" svg:x="4.989cm" svg:y="10.288cm">
          <draw:text-box>
            <text:p><text:span text:style-name="T11">28</text:span></text:p>
          </draw:text-box>
        </draw:frame>
        <draw:connector draw:style-name="gr21" draw:text-style-name="P1" draw:layer="layout" draw:type="line" svg:x1="3.582cm" svg:y1="10.644cm" svg:x2="4.989cm" svg:y2="10.644cm" draw:start-shape="id30" draw:start-glue-point="1" draw:end-shape="id31" draw:end-glue-point="3" svg:d="M3582 10644h1407" svg:viewBox="0 0 1408 1">
          <text:p/>
        </draw:connector>
        <draw:connector draw:style-name="gr21" draw:text-style-name="P1" draw:layer="layout" draw:type="curve" draw:line-skew="2.44cm" svg:x1="5.694cm" svg:y1="10.644cm" svg:x2="15.5cm" svg:y2="12.599cm" draw:start-shape="id31" draw:start-glue-point="1" draw:end-shape="id32" svg:d="M5694 10644c10777 0 5875 1955 9806 1955" svg:viewBox="0 0 9807 1956">
          <text:p/>
        </draw:connector>
      </draw:page>
      <draw:page draw:name="page4" draw:style-name="dp1" draw:master-page-name="Standard">
        <draw:custom-shape draw:style-name="gr28" draw:text-style-name="P8" draw:layer="layout" svg:width="8cm" svg:height="8cm" svg:x="9cm" svg:y="7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svg:x="12.5cm" svg:y="6.501cm">
          <text:p text:style-name="P1"><text:span text:style-name="T8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draw:transform="rotate (-1.0471975511966) translate (16.647cm 8.318cm)">
          <text:p text:style-name="P1"><text:span text:style-name="T8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2.0943951023932) translate (17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2.0943951023932) translate (17.147cm 12.818cm)">
          <text:p text:style-name="P1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3.14159265358979) translate (13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3.14159265358979) translate (13.5cm 15.501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2.0943951023932) translate (9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2.0943951023932) translate (9.353cm 13.684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1.0471975511966) translate (8.853cm 9.184cm)">
          <text:p text:style-name="P1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svg:x="12.5cm" svg:y="14.501cm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1.272cm" svg:height="1.666cm" svg:x="12.361cm" svg:y="7.48cm">
          <draw:text-box>
            <text:p><text:span text:style-name="T10"><text:s text:c="2"/></text:span><text:span text:style-name="T12">0-10</text:span></text:p>
            <text:p><text:span text:style-name="T10">50-60</text:span></text:p>
            <text:p><text:span text:style-name="T10">40-50</text:span></text:p>
          </draw:text-box>
        </draw:frame>
        <draw:frame draw:style-name="gr31" draw:text-style-name="P10" draw:layer="layout" svg:width="1.358cm" svg:height="2.221cm" svg:x="15.242cm" svg:y="9.218cm">
          <draw:text-box>
            <text:p><text:span text:style-name="T13">10-20</text:span></text:p>
            <text:p><text:span text:style-name="T13">50-60 <text:s text:c="2"/></text:span><text:span text:style-name="T14">0-10</text:span></text:p>
            <text:p><text:span text:style-name="T13"/></text:p>
          </draw:text-box>
        </draw:frame>
        <draw:frame draw:style-name="gr32" draw:text-style-name="P10" draw:layer="layout" svg:width="1.293cm" svg:height="1.666cm" svg:x="15.107cm" svg:y="12.184cm">
          <draw:text-box>
            <text:p><text:span text:style-name="T10">20-30</text:span></text:p>
            <text:p><text:span text:style-name="T10"><text:s text:c="2"/></text:span><text:span text:style-name="T12">0-10</text:span></text:p>
            <text:p><text:span text:style-name="T10">10-20</text:span></text:p>
          </draw:text-box>
        </draw:frame>
        <draw:frame draw:style-name="gr33" draw:text-style-name="P10" draw:layer="layout" svg:width="1.268cm" svg:height="1.666cm" svg:x="12.231cm" svg:y="12.856cm">
          <draw:text-box>
            <text:p><text:span text:style-name="T10">30-40</text:span></text:p>
            <text:p><text:span text:style-name="T10">10-20</text:span></text:p>
            <text:p><text:span text:style-name="T10">20-30</text:span></text:p>
          </draw:text-box>
        </draw:frame>
        <draw:frame draw:style-name="gr34" draw:text-style-name="P12" draw:layer="layout" svg:width="1.268cm" svg:height="1.666cm" svg:x="9.491cm" svg:y="12.229cm">
          <draw:text-box>
            <text:p><text:span text:style-name="T13">40-50</text:span></text:p>
            <text:p><text:span text:style-name="T13">20-30</text:span></text:p>
            <text:p><text:span text:style-name="T13">30-40</text:span></text:p>
          </draw:text-box>
        </draw:frame>
        <draw:frame draw:style-name="gr31" draw:text-style-name="P10" draw:layer="layout" svg:width="1.268cm" svg:height="1.666cm" svg:x="9.624cm" svg:y="8.986cm">
          <draw:text-box>
            <text:p><text:span text:style-name="T13">50-60</text:span></text:p>
            <text:p><text:span text:style-name="T13">30-40</text:span></text:p>
            <text:p><text:span text:style-name="T13">40-50</text:span></text:p>
          </draw:text-box>
        </draw:frame>
        <draw:g>
          <draw:path draw:style-name="gr26" draw:text-style-name="P1" draw:layer="layout" svg:width="3.396cm" svg:height="0.346cm" draw:transform="rotate (-0.827111532520113) translate (13.2001769865854cm 7.89983719547324cm)" svg:viewBox="0 0 3397 347" svg:d="M0 0c0 0 1226 359 1855 347 527-9 1542-347 1542-347">
            <text:p/>
          </draw:path>
          <draw:path draw:style-name="gr26" draw:text-style-name="P1" draw:layer="layout" svg:width="5.422cm" svg:height="0.453cm" draw:transform="rotate (-1.17321032319059) translate (13.2002099432911cm 7.89991183418761cm)" svg:viewBox="0 0 5423 454" svg:d="M0 0c0 0 1740 449 2630 454 943 4 2793-454 2793-454">
            <text:p/>
          </draw:path>
        </draw:g>
        <draw:g>
          <draw:path draw:style-name="gr21" draw:text-style-name="P1" draw:layer="layout" svg:width="3.396cm" svg:height="0.346cm" draw:transform="rotate (-0.827111532520113) translate (13.2001769865854cm 7.89983719547324cm)" svg:viewBox="0 0 3397 347" svg:d="M0 0c0 0 1226 359 1855 347 527-9 1542-347 1542-347">
            <text:p/>
          </draw:path>
          <draw:path draw:style-name="gr21" draw:text-style-name="P1" draw:layer="layout" svg:width="5.422cm" svg:height="0.453cm" draw:transform="rotate (-1.17321032319059) translate (13.2002099432911cm 7.89991183418761cm)" svg:viewBox="0 0 5423 454" svg:d="M0 0c0 0 1740 449 2630 454 943 4 2793-454 2793-454">
            <text:p/>
          </draw:path>
        </draw:g>
      </draw:page>
      <draw:page draw:name="page5" draw:style-name="dp1" draw:master-page-name="Standard">
        <draw:custom-shape draw:style-name="gr28" draw:text-style-name="P8" draw:layer="layout" svg:width="8cm" svg:height="8cm" svg:x="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draw:transform="rotate (-1.0471975511966) translate (16.647cm 8.318cm)">
          <text:p text:style-name="P1"><text:span text:style-name="T8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2.0943951023932) translate (17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2.0943951023932) translate (17.147cm 12.818cm)">
          <text:p text:style-name="P1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3.14159265358979) translate (13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3.14159265358979) translate (13.5cm 15.501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2.0943951023932) translate (9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xml:id="id35" draw:id="id35" draw:layer="layout" svg:width="1cm" svg:height="1cm" draw:transform="rotate (2.0943951023932) translate (9.353cm 13.684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xml:id="id33" draw:id="id33" draw:layer="layout" svg:width="1cm" svg:height="1cm" draw:transform="rotate (1.0471975511966) translate (8.853cm 9.184cm)">
          <text:p text:style-name="P1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svg:x="12.5cm" svg:y="14.501cm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0.993cm" svg:height="0.556cm" svg:x="12.5cm" svg:y="7.48cm">
          <draw:text-box>
            <text:p><text:span text:style-name="T10">0-10</text:span></text:p>
          </draw:text-box>
        </draw:frame>
        <draw:custom-shape draw:style-name="gr29" draw:text-style-name="P9" draw:layer="layout" svg:width="1cm" svg:height="1cm" svg:x="12.5cm" svg:y="6.501cm">
          <text:p text:style-name="P1"><text:span text:style-name="T8">N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0.993cm" svg:height="0.556cm" svg:x="12.501cm" svg:y="7.48cm">
          <draw:text-box>
            <text:p><text:span text:style-name="T10">0-10</text:span></text:p>
          </draw:text-box>
        </draw:frame>
        <draw:frame draw:style-name="gr11" draw:text-style-name="P10" draw:layer="layout" svg:width="1.268cm" svg:height="0.556cm" draw:transform="rotate (-1.0471975511966) translate (15.8cm 8.808cm)">
          <draw:text-box>
            <text:p><text:span text:style-name="T10">10-20</text:span></text:p>
          </draw:text-box>
        </draw:frame>
        <draw:frame draw:style-name="gr11" draw:text-style-name="P10" draw:layer="layout" svg:width="1.268cm" svg:height="0.556cm" draw:transform="rotate (-2.0943951023932) translate (16.299cm 12.329cm)">
          <draw:text-box>
            <text:p><text:span text:style-name="T10">20-30</text:span></text:p>
          </draw:text-box>
        </draw:frame>
        <draw:frame draw:style-name="gr11" draw:text-style-name="P10" draw:layer="layout" svg:width="1.268cm" svg:height="0.556cm" svg:x="12.231cm" svg:y="13.966cm">
          <draw:text-box>
            <text:p><text:span text:style-name="T10">30-40</text:span></text:p>
          </draw:text-box>
        </draw:frame>
        <draw:frame draw:style-name="gr11" draw:text-style-name="P10" draw:layer="layout" svg:width="1.268cm" svg:height="0.556cm" svg:x="9.891cm" svg:y="12.229cm">
          <draw:text-box>
            <text:p><text:span text:style-name="T10">40-46</text:span></text:p>
          </draw:text-box>
        </draw:frame>
        <draw:frame draw:style-name="gr11" draw:text-style-name="P10" draw:layer="layout" svg:width="1.268cm" svg:height="0.556cm" draw:transform="rotate (-0.0267035375555127) translate (10.032cm 8.969cm)">
          <draw:text-box>
            <text:p><text:span text:style-name="T10">54-60</text:span></text:p>
          </draw:text-box>
        </draw:frame>
        <draw:custom-shape draw:style-name="gr29" draw:text-style-name="P9" xml:id="id34" draw:id="id34" draw:layer="layout" svg:width="1cm" svg:height="1cm" draw:transform="rotate (1.5707963267949) translate (8.501cm 11.5cm)">
          <text:p text:style-name="P1"><text:span text:style-name="T8">N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.268cm" svg:height="0.556cm" draw:transform="rotate (-0.0274016692563113) translate (9.669cm 10.71cm)">
          <draw:text-box>
            <text:p><text:span text:style-name="T10">46-54</text:span></text:p>
          </draw:text-box>
        </draw:frame>
        <draw:connector draw:style-name="gr21" draw:text-style-name="P1" draw:layer="layout" draw:type="curve" svg:x1="9.666cm" svg:y1="9.485cm" svg:x2="9.355cm" svg:y2="10.646cm" draw:start-shape="id33" draw:start-glue-point="7" draw:end-shape="id34" draw:end-glue-point="9" svg:d="M9666 9485c0 774-103 1161-311 1161" svg:viewBox="0 0 312 1162">
          <text:p/>
        </draw:connector>
        <draw:connector draw:style-name="gr21" draw:text-style-name="P1" draw:layer="layout" draw:type="curve" svg:x1="9.666cm" svg:y1="12.517cm" svg:x2="9.355cm" svg:y2="11.354cm" draw:start-shape="id35" draw:start-glue-point="9" draw:end-shape="id34" draw:end-glue-point="7" svg:d="M9666 12517c0-776-103-1163-311-1163" svg:viewBox="0 0 312 1164">
          <text:p/>
        </draw:connector>
        <draw:custom-shape draw:style-name="gr28" draw:text-style-name="P8" draw:layer="layout" svg:width="4.002cm" svg:height="4cm" svg:x="22.024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9" xml:id="id42" draw:id="id42" draw:layer="layout" svg:width="0.5cm" svg:height="0.5cm" draw:transform="rotate (-1.0471975511966) translate (25.85cm 15.7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5cm" svg:height="0.5cm" draw:transform="rotate (-2.0943951023932) translate (26.1cm 17.9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5cm" svg:height="0.5cm" draw:transform="rotate (-2.0943951023932) translate (26.1cm 17.9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5cm" svg:height="0.5cm" draw:transform="rotate (-3.14159265358979) translate (24.275cm 19.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draw:layer="layout" svg:width="0.5cm" svg:height="0.5cm" draw:transform="rotate (-3.14159265358979) translate (24.275cm 19.3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5cm" svg:height="0.5cm" draw:transform="rotate (2.0943951023932) translate (22.2cm 18.3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5cm" svg:height="0.5cm" draw:transform="rotate (2.0943951023932) translate (22.2cm 18.3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xml:id="id41" draw:id="id41" draw:layer="layout" svg:width="0.5cm" svg:height="0.5cm" draw:transform="rotate (1.0471975511966) translate (21.95cm 16.1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0.5cm" svg:height="0.5cm" svg:x="23.775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9" draw:layer="layout" svg:width="0.5cm" svg:height="0.5cm" svg:x="23.775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" draw:layer="layout" svg:width="1.573cm" svg:height="1.423cm" svg:x="23.239cm" svg:y="16.339cm">
          <draw:text-box>
            <text:p text:style-name="P1">Lyon</text:p>
            <text:p text:style-name="P1">RF=2</text:p>
          </draw:text-box>
        </draw:frame>
        <draw:custom-shape draw:style-name="gr28" draw:text-style-name="P8" draw:layer="layout" svg:width="4.002cm" svg:height="4cm" svg:x="17.024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39" draw:id="id39" draw:layer="layout" svg:width="0.5cm" svg:height="0.5cm" draw:transform="rotate (-1.0471975511966) translate (20.85cm 15.7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draw:transform="rotate (-2.0943951023932) translate (21.1cm 17.9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40" draw:id="id40" draw:layer="layout" svg:width="0.5cm" svg:height="0.5cm" draw:transform="rotate (-2.0943951023932) translate (21.1cm 17.9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draw:transform="rotate (-3.14159265358979) translate (19.275cm 19.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5cm" svg:height="0.5cm" draw:transform="rotate (-3.14159265358979) translate (19.275cm 19.3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draw:transform="rotate (2.0943951023932) translate (17.2cm 18.3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37" draw:id="id37" draw:layer="layout" svg:width="0.5cm" svg:height="0.5cm" draw:transform="rotate (2.0943951023932) translate (17.2cm 18.3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draw:transform="rotate (1.0471975511966) translate (16.95cm 16.1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18.775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38" draw:id="id38" draw:layer="layout" svg:width="0.5cm" svg:height="0.5cm" svg:x="18.775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xml:id="id36" draw:id="id36" draw:layer="layout" svg:width="0.5cm" svg:height="0.5cm" svg:x="15.8cm" svg:y="18.5cm">
          <text:p text:style-name="P1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curve" svg:x1="16.3cm" svg:y1="18.75cm" svg:x2="17.075cm" svg:y2="18.176cm" draw:start-shape="id36" draw:start-glue-point="1" draw:end-shape="id37" draw:end-glue-point="4" svg:d="M16300 18750c555 0 168-574 775-574" svg:viewBox="0 0 776 575">
          <text:p/>
        </draw:connector>
        <draw:connector draw:style-name="gr39" draw:text-style-name="P1" draw:layer="layout" draw:type="curve" svg:x1="17.509cm" svg:y1="17.926cm" svg:x2="19.025cm" svg:y2="15.3cm" draw:start-shape="id37" draw:start-glue-point="8" draw:end-shape="id38" draw:end-glue-point="8" svg:d="M17509 17926c1011 0 1516-875 1516-2626" svg:viewBox="0 0 1517 2627">
          <text:p/>
        </draw:connector>
        <draw:connector draw:style-name="gr39" draw:text-style-name="P1" draw:layer="layout" draw:type="curve" svg:x1="17.509cm" svg:y1="17.926cm" svg:x2="20.542cm" svg:y2="16.177cm" draw:start-shape="id37" draw:start-glue-point="8" draw:end-shape="id39" draw:end-glue-point="8" svg:d="M17509 17926c2274 0 758-1749 3033-1749" svg:viewBox="0 0 3034 1750">
          <text:p/>
        </draw:connector>
        <draw:connector draw:style-name="gr39" draw:text-style-name="P1" draw:layer="layout" draw:type="curve" svg:x1="17.509cm" svg:y1="17.926cm" svg:x2="20.542cm" svg:y2="17.925cm" draw:start-shape="id37" draw:start-glue-point="8" draw:end-shape="id40" draw:end-glue-point="8" svg:d="M17509 17926c2205 0 689-1 3033-1" svg:viewBox="0 0 3034 2">
          <text:p/>
        </draw:connector>
        <draw:connector draw:style-name="gr39" draw:text-style-name="P1" draw:layer="layout" draw:type="curve" svg:x1="21.001cm" svg:y1="16.116cm" svg:x2="22.05cm" svg:y2="16.116cm" draw:start-shape="id39" draw:start-glue-point="11" draw:end-shape="id41" draw:end-glue-point="5" svg:d="M21001 16116h1049" svg:viewBox="0 0 1050 1">
          <text:p/>
        </draw:connector>
        <draw:connector draw:style-name="gr39" draw:text-style-name="P1" draw:layer="layout" draw:type="curve" svg:x1="22.509cm" svg:y1="16.177cm" svg:x2="25.542cm" svg:y2="16.177cm" draw:start-shape="id41" draw:start-glue-point="8" draw:end-shape="id42" draw:end-glue-point="8" svg:d="M22509 16177h3033" svg:viewBox="0 0 3034 1">
          <text:p/>
        </draw:connector>
        <draw:frame draw:style-name="gr40" draw:text-style-name="P1" draw:layer="layout" svg:width="1.573cm" svg:height="1.423cm" svg:x="18.239cm" svg:y="16.339cm">
          <draw:text-box>
            <text:p text:style-name="P1">Paris</text:p>
            <text:p text:style-name="P1">RF=3</text:p>
          </draw:text-box>
        </draw:frame>
        <draw:custom-shape draw:style-name="gr41" draw:text-style-name="P1" draw:layer="layout" svg:width="1.1cm" svg:height="0.3cm" svg:x="17cm" svg:y="2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41" draw:text-style-name="P1" draw:layer="layout" svg:width="1.1cm" svg:height="0.3cm" svg:x="19cm" svg:y="2.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19cm" svg:y="2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19cm" svg:y="2.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19cm" svg:y="2.1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1.001cm" svg:y="2.7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1.001cm" svg:y="2.5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1.001cm" svg:y="2.3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1.001cm" svg:y="2.1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2.102cm" svg:y="2.7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2.102cm" svg:y="2.5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2.102cm" svg:y="2.3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2.102cm" svg:y="2.1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0.702cm" svg:y="3.0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0.702cm" svg:y="2.8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0.702cm" svg:y="2.6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0.702cm" svg:y="2.4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1.803cm" svg:y="3.0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1.803cm" svg:y="2.8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1.803cm" svg:y="2.6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1.803cm" svg:y="2.40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3.701cm" svg:y="2.7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3.701cm" svg:y="2.5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3.701cm" svg:y="2.3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3.701cm" svg:y="2.1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4.802cm" svg:y="2.7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4.802cm" svg:y="2.5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4.802cm" svg:y="2.3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4.802cm" svg:y="2.10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3.402cm" svg:y="3.0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3.402cm" svg:y="2.8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3.402cm" svg:y="2.6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3.402cm" svg:y="2.40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41" draw:text-style-name="P1" draw:layer="layout" svg:width="1.1cm" svg:height="0.3cm" svg:x="24.503cm" svg:y="3.00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4.503cm" svg:y="2.80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4.503cm" svg:y="2.60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1" draw:text-style-name="P1" draw:layer="layout" svg:width="1.1cm" svg:height="0.3cm" svg:x="24.503cm" svg:y="2.40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916.9435215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</draw:page>
      <draw:page draw:name="page6" draw:style-name="dp1" draw:master-page-name="Standard">
        <draw:custom-shape draw:style-name="gr28" draw:text-style-name="P8" draw:layer="layout" svg:width="8cm" svg:height="8cm" svg:x="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svg:x="12.5cm" svg:y="6.501cm">
          <text:p text:style-name="P1"><text:span text:style-name="T8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draw:transform="rotate (-1.0471975511966) translate (16.647cm 8.318cm)">
          <text:p text:style-name="P1"><text:span text:style-name="T8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2.0943951023932) translate (17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2.0943951023932) translate (17.147cm 12.818cm)">
          <text:p text:style-name="P1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3.14159265358979) translate (13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3.14159265358979) translate (13.5cm 15.501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2.0943951023932) translate (9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2.0943951023932) translate (9.353cm 13.684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1.0471975511966) translate (8.853cm 9.184cm)">
          <text:p text:style-name="P1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svg:x="12.5cm" svg:y="14.501cm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xml:id="id43" draw:id="id43" draw:layer="layout" svg:width="1cm" svg:height="1cm" svg:x="6cm" svg:y="14cm">
          <text:p text:style-name="P1"><text:span text:style-name="T15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8" xml:id="id44" draw:id="id44" draw:layer="layout" svg:width="1.245cm" svg:height="1.245cm" draw:transform="rotate (2.0943951023932) translate (9.308cm 13.851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draw:type="curve" svg:x1="7cm" svg:y1="14.5cm" svg:x2="9.375cm" svg:y2="13.604cm" draw:start-shape="id43" draw:start-glue-point="1" draw:end-shape="id44" draw:end-glue-point="5" svg:d="M7000 14500c1584 0 2375-298 2375-896" svg:viewBox="0 0 2376 897">
          <text:p/>
        </draw:connector>
        <draw:path draw:style-name="gr21" draw:text-style-name="P1" draw:layer="layout" svg:width="5.953cm" svg:height="0.592cm" draw:transform="rotate (1.06203284983855) translate (10.0998250095523cm 12.6999024014528cm)" svg:viewBox="0 0 5954 593" svg:d="M0 0c0 0 816 537 1817 590 1002 52 4137-590 4137-590">
          <text:p/>
        </draw:path>
        <draw:line draw:style-name="gr43" draw:text-style-name="P1" draw:layer="layout" svg:x1="10.1cm" svg:y1="12.7cm" svg:x2="16cm" svg:y2="9.3cm">
          <text:p/>
        </draw:line>
        <draw:path draw:style-name="gr43" draw:text-style-name="P1" draw:layer="layout" svg:width="5.9cm" svg:height="0.634cm" draw:transform="rotate (-0.016929693744346) translate (10.1107405311803cm 12.0656409151814cm)" svg:viewBox="0 0 5901 635" svg:d="M0 634c0 0 1003-609 1990-633 986-25 3911 634 3911 634">
          <text:p/>
        </draw:path>
        <draw:frame draw:style-name="gr11" draw:layer="layout" svg:width="3.66cm" svg:height="0.712cm" svg:x="5.2cm" svg:y="12.191cm">
          <draw:text-box>
            <text:p>Coordinateur</text:p>
          </draw:text-box>
        </draw:frame>
      </draw:page>
      <draw:page draw:name="page7" draw:style-name="dp1" draw:master-page-name="Standard">
        <draw:custom-shape draw:style-name="gr28" draw:text-style-name="P8" draw:layer="layout" svg:width="8cm" svg:height="8cm" svg:x="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svg:x="12.5cm" svg:y="6.501cm">
          <text:p text:style-name="P1"><text:span text:style-name="T8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1cm" svg:height="1cm" draw:transform="rotate (-1.0471975511966) translate (16.647cm 8.318cm)">
          <text:p text:style-name="P1"><text:span text:style-name="T8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2.0943951023932) translate (17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2.0943951023932) translate (17.147cm 12.818cm)">
          <text:p text:style-name="P1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3.14159265358979) translate (13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3.14159265358979) translate (13.5cm 15.501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2.0943951023932) translate (9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2.0943951023932) translate (9.353cm 13.684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1.0471975511966) translate (8.853cm 9.184cm)">
          <text:p text:style-name="P1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svg:x="12.5cm" svg:y="14.501cm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xml:id="id45" draw:id="id45" draw:layer="layout" svg:width="1cm" svg:height="1cm" svg:x="6cm" svg:y="14cm">
          <text:p text:style-name="P1"><text:span text:style-name="T16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8" xml:id="id46" draw:id="id46" draw:layer="layout" svg:width="1.245cm" svg:height="1.245cm" draw:transform="rotate (2.0943951023932) translate (9.308cm 13.851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draw:type="curve" svg:x1="7cm" svg:y1="14.5cm" svg:x2="9.375cm" svg:y2="13.604cm" draw:start-shape="id45" draw:start-glue-point="1" draw:end-shape="id46" draw:end-glue-point="5" svg:d="M7000 14500c1584 0 2375-298 2375-896" svg:viewBox="0 0 2376 897">
          <text:p/>
        </draw:connector>
        <draw:path draw:style-name="gr21" draw:text-style-name="P1" draw:layer="layout" svg:width="5.953cm" svg:height="0.592cm" draw:transform="rotate (1.06203284983855) translate (10.0998250095523cm 12.6999024014528cm)" svg:viewBox="0 0 5954 593" svg:d="M0 0c0 0 816 537 1817 590 1002 52 4137-590 4137-590">
          <text:p/>
        </draw:path>
        <draw:line draw:style-name="gr44" draw:text-style-name="P1" draw:layer="layout" svg:x1="10.1cm" svg:y1="12.7cm" svg:x2="16cm" svg:y2="9.3cm">
          <text:p/>
        </draw:line>
        <draw:path draw:style-name="gr44" draw:text-style-name="P1" draw:layer="layout" svg:width="5.9cm" svg:height="0.634cm" draw:transform="rotate (-0.016929693744346) translate (10.1107405311803cm 12.0656409151814cm)" svg:viewBox="0 0 5901 635" svg:d="M0 634c0 0 1003-609 1990-633 986-25 3911 634 3911 634">
          <text:p/>
        </draw:path>
        <draw:path draw:style-name="gr45" draw:text-style-name="P1" draw:layer="layout" svg:width="5.546cm" svg:height="0.444cm" draw:transform="rotate (-2.06594623558569) translate (13.0916647778541cm 7.81150740055647cm)" svg:viewBox="0 0 5547 445" svg:d="M0 445c0 0 3013-510 3968-438 956 71 1053 265 1579 398">
          <text:p/>
        </draw:path>
        <draw:path draw:style-name="gr45" draw:text-style-name="P1" draw:layer="layout" svg:width="2.087cm" svg:height="0.277cm" draw:transform="rotate (-2.85012266850674) translate (9.17986490705817cm 13.8662035987722cm)" svg:viewBox="0 0 2088 278" svg:d="M0 278c0 0 453-286 814-278s955 182 1274 278">
          <text:p/>
        </draw:path>
      </draw:page>
      <draw:page draw:name="page8" draw:style-name="dp1" draw:master-page-name="Standard">
        <draw:g>
          <draw:custom-shape draw:style-name="gr28" draw:text-style-name="P8" draw:layer="layout" svg:width="8cm" svg:height="8cm" svg:x="4cm" svg:y="2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1cm" svg:height="1cm" svg:x="7.5cm" svg:y="1.501cm">
            <text:p text:style-name="P1"><text:span text:style-name="T8">N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1cm" svg:height="1cm" draw:transform="rotate (-1.0471975511966) translate (11.647cm 3.318cm)">
            <text:p text:style-name="P1"><text:span text:style-name="T8">N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cm" svg:height="1cm" draw:transform="rotate (-2.0943951023932) translate (12.147cm 7.8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-2.0943951023932) translate (12.147cm 7.818cm)">
            <text:p text:style-name="P1"><text:span text:style-name="T9">N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cm" svg:height="1cm" draw:transform="rotate (-3.14159265358979) translate (8.5cm 10.5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-3.14159265358979) translate (8.5cm 10.501cm)">
            <text:p text:style-name="P1"><text:span text:style-name="T9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cm" svg:height="1cm" draw:transform="rotate (2.0943951023932) translate (4.353cm 8.6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2.0943951023932) translate (4.353cm 8.684cm)">
            <text:p text:style-name="P1"><text:span text:style-name="T9">N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1.0471975511966) translate (3.853cm 4.184cm)">
            <text:p text:style-name="P1"><text:span text:style-name="T9">N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svg:x="7.5cm" svg:y="9.501cm">
            <text:p text:style-name="P1"><text:span text:style-name="T9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4" xml:id="id47" draw:id="id47" draw:layer="layout" svg:width="1cm" svg:height="1cm" svg:x="1cm" svg:y="9cm">
            <text:p text:style-name="P1"><text:span text:style-name="T16">Ap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8" xml:id="id48" draw:id="id48" draw:layer="layout" svg:width="1.245cm" svg:height="1.245cm" draw:transform="rotate (2.0943951023932) translate (4.308cm 8.851cm)">
            <text:p text:style-name="P1"><text:span text:style-name="T9">N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1" draw:layer="layout" draw:type="curve" svg:x1="2cm" svg:y1="9.5cm" svg:x2="4.376cm" svg:y2="8.604cm" draw:start-shape="id47" draw:start-glue-point="1" draw:end-shape="id48" draw:end-glue-point="5" svg:d="M2000 9500c1584 0 2376-298 2376-896" svg:viewBox="0 0 2377 897">
            <text:p/>
          </draw:connector>
          <draw:path draw:style-name="gr21" draw:text-style-name="P1" draw:layer="layout" svg:width="5.953cm" svg:height="0.592cm" draw:transform="rotate (1.06203284983855) translate (5.0998250095523cm 7.6999024014528cm)" svg:viewBox="0 0 5954 593" svg:d="M0 0c0 0 816 537 1817 590 1002 52 4137-590 4137-590">
            <text:p/>
          </draw:path>
          <draw:line draw:style-name="gr43" draw:text-style-name="P1" draw:layer="layout" svg:x1="5.1cm" svg:y1="7.7cm" svg:x2="11cm" svg:y2="4.3cm">
            <text:p/>
          </draw:line>
          <draw:path draw:style-name="gr43" draw:text-style-name="P1" draw:layer="layout" svg:width="5.9cm" svg:height="0.634cm" draw:transform="rotate (-0.016929693744346) translate (5.1107405311803cm 7.0656409151814cm)" svg:viewBox="0 0 5901 635" svg:d="M0 634c0 0 1003-609 1990-633 986-25 3911 634 3911 634">
            <text:p/>
          </draw:path>
          <draw:path draw:style-name="gr45" draw:text-style-name="P1" draw:layer="layout" svg:width="5.546cm" svg:height="0.444cm" draw:transform="rotate (-2.06594623558569) translate (8.09166477785409cm 2.81150740055647cm)" svg:viewBox="0 0 5547 445" svg:d="M0 445c0 0 3013-510 3968-438 956 71 1053 265 1579 398">
            <text:p/>
          </draw:path>
          <draw:line draw:style-name="gr45" draw:text-style-name="P1" draw:layer="layout" svg:x1="10.8cm" svg:y1="4.1cm" svg:x2="5.1cm" svg:y2="7.5cm">
            <text:p/>
          </draw:line>
          <draw:path draw:style-name="gr45" draw:text-style-name="P1" draw:layer="layout" svg:width="5.898cm" svg:height="0.741cm" draw:transform="rotate (3.12466295984545) translate (10.9983091358227cm 7.59986610848721cm)" svg:viewBox="0 0 5899 742" svg:d="M0 100c0 0 2780 717 3811 635 1032-81 1360-423 2088-735">
            <text:p/>
          </draw:path>
          <draw:path draw:style-name="gr45" draw:text-style-name="P1" draw:layer="layout" svg:width="2.087cm" svg:height="0.277cm" draw:transform="rotate (-2.85012266850674) translate (4.18886490705817cm 8.9192035987722cm)" svg:viewBox="0 0 2088 278" svg:d="M0 278c0 0 453-286 814-278s955 182 1274 278">
            <text:p/>
          </draw:path>
        </draw:g>
        <draw:g>
          <draw:custom-shape draw:style-name="gr28" draw:text-style-name="P8" draw:layer="layout" svg:width="8cm" svg:height="8cm" svg:x="4.001cm" svg:y="11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1cm" svg:height="1cm" svg:x="7.501cm" svg:y="11.002cm">
            <text:p text:style-name="P1"><text:span text:style-name="T8">N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1cm" svg:height="1cm" draw:transform="rotate (-1.0471975511966) translate (11.648cm 12.819cm)">
            <text:p text:style-name="P1"><text:span text:style-name="T8">N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cm" svg:height="1cm" draw:transform="rotate (-2.0943951023932) translate (12.148cm 17.3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-2.0943951023932) translate (12.148cm 17.319cm)">
            <text:p text:style-name="P1"><text:span text:style-name="T9">N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cm" svg:height="1cm" draw:transform="rotate (-3.14159265358979) translate (8.501cm 20.0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-3.14159265358979) translate (8.501cm 20.002cm)">
            <text:p text:style-name="P1"><text:span text:style-name="T9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cm" svg:height="1cm" draw:transform="rotate (2.0943951023932) translate (4.354cm 18.1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2.0943951023932) translate (4.354cm 18.185cm)">
            <text:p text:style-name="P1"><text:span text:style-name="T9">N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draw:transform="rotate (1.0471975511966) translate (3.854cm 13.685cm)">
            <text:p text:style-name="P1"><text:span text:style-name="T9">N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1cm" svg:height="1cm" svg:x="7.501cm" svg:y="19.002cm">
            <text:p text:style-name="P1"><text:span text:style-name="T9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4" xml:id="id49" draw:id="id49" draw:layer="layout" svg:width="1cm" svg:height="1cm" svg:x="1.001cm" svg:y="18.501cm">
            <text:p text:style-name="P1"><text:span text:style-name="T16">Ap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8" xml:id="id50" draw:id="id50" draw:layer="layout" svg:width="1.245cm" svg:height="1.245cm" draw:transform="rotate (2.0943951023932) translate (4.309cm 18.352cm)">
            <text:p text:style-name="P1"><text:span text:style-name="T9">N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1" draw:layer="layout" draw:type="curve" svg:x1="2.001cm" svg:y1="19.001cm" svg:x2="4.377cm" svg:y2="18.105cm" draw:start-shape="id49" draw:start-glue-point="1" draw:end-shape="id50" draw:end-glue-point="5" svg:d="M2001 19001c1584 0 2376-298 2376-896" svg:viewBox="0 0 2377 897">
            <text:p/>
          </draw:connector>
          <draw:path draw:style-name="gr21" draw:text-style-name="P1" draw:layer="layout" svg:width="5.953cm" svg:height="0.592cm" draw:transform="rotate (1.06203284983855) translate (5.1008250095523cm 17.2009024014528cm)" svg:viewBox="0 0 5954 593" svg:d="M0 0c0 0 816 537 1817 590 1002 52 4137-590 4137-590">
            <text:p/>
          </draw:path>
          <draw:line draw:style-name="gr44" draw:text-style-name="P1" draw:layer="layout" svg:x1="5.101cm" svg:y1="17.201cm" svg:x2="11.001cm" svg:y2="13.801cm">
            <text:p/>
          </draw:line>
          <draw:path draw:style-name="gr44" draw:text-style-name="P1" draw:layer="layout" svg:width="5.9cm" svg:height="0.634cm" draw:transform="rotate (-0.016929693744346) translate (5.1117405311803cm 16.5666409151814cm)" svg:viewBox="0 0 5901 635" svg:d="M0 634c0 0 1003-609 1990-633 986-25 3911 634 3911 634">
            <text:p/>
          </draw:path>
          <draw:path draw:style-name="gr45" draw:text-style-name="P1" draw:layer="layout" svg:width="5.546cm" svg:height="0.444cm" draw:transform="rotate (-2.06594623558569) translate (8.09266477785409cm 12.3125074005565cm)" svg:viewBox="0 0 5547 445" svg:d="M0 445c0 0 3013-510 3968-438 956 71 1053 265 1579 398">
            <text:p/>
          </draw:path>
          <draw:path draw:style-name="gr45" draw:text-style-name="P1" draw:layer="layout" svg:width="2.087cm" svg:height="0.277cm" draw:transform="rotate (-2.85012266850674) translate (4.18986490705817cm 18.4202035987722cm)" svg:viewBox="0 0 2088 278" svg:d="M0 278c0 0 453-286 814-278s955 182 1274 278">
            <text:p/>
          </draw:path>
        </draw:g>
        <draw:g>
          <draw:custom-shape draw:style-name="gr28" draw:text-style-name="P15" draw:layer="layout" svg:width="8cm" svg:height="8cm" svg:x="19.001cm" svg:y="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6" draw:layer="layout" svg:width="1cm" svg:height="1cm" svg:x="22.501cm" svg:y="1.502cm">
            <text:p text:style-name="P16"><text:span text:style-name="T8">N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6" draw:layer="layout" svg:width="1cm" svg:height="1cm" draw:transform="rotate (-1.0471975511966) translate (26.648cm 3.319cm)">
            <text:p text:style-name="P16"><text:span text:style-name="T8">N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1cm" svg:height="1cm" draw:transform="rotate (-2.0943951023932) translate (27.148cm 7.8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draw:transform="rotate (-2.0943951023932) translate (27.148cm 7.819cm)">
            <text:p text:style-name="P15"><text:span text:style-name="T9">N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1cm" svg:height="1cm" draw:transform="rotate (-3.14159265358979) translate (23.501cm 10.5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draw:transform="rotate (-3.14159265358979) translate (23.501cm 10.502cm)">
            <text:p text:style-name="P15"><text:span text:style-name="T9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1cm" svg:height="1cm" draw:transform="rotate (2.0943951023932) translate (19.354cm 8.6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draw:transform="rotate (2.0943951023932) translate (19.354cm 8.685cm)">
            <text:p text:style-name="P15"><text:span text:style-name="T9">N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draw:transform="rotate (1.0471975511966) translate (18.854cm 4.185cm)">
            <text:p text:style-name="P15"><text:span text:style-name="T9">N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1cm" svg:height="1cm" svg:x="22.501cm" svg:y="9.502cm">
            <text:p text:style-name="P15"><text:span text:style-name="T9">N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7" xml:id="id51" draw:id="id51" draw:layer="layout" svg:width="1cm" svg:height="1cm" svg:x="16.001cm" svg:y="9.001cm">
            <text:p text:style-name="P17"><text:span text:style-name="T16">Ap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5" xml:id="id52" draw:id="id52" draw:layer="layout" svg:width="1.245cm" svg:height="1.245cm" draw:transform="rotate (2.0943951023932) translate (19.309cm 8.852cm)">
            <text:p text:style-name="P15"><text:span text:style-name="T9">N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18" draw:layer="layout" draw:type="curve" svg:x1="17.001cm" svg:y1="9.501cm" svg:x2="19.377cm" svg:y2="8.605cm" draw:start-shape="id51" draw:start-glue-point="1" draw:end-shape="id52" draw:end-glue-point="5" svg:d="M17001 9501c1584 0 2376-298 2376-896" svg:viewBox="0 0 2377 897">
            <text:p/>
          </draw:connector>
          <draw:path draw:style-name="gr21" draw:text-style-name="P18" draw:layer="layout" svg:width="5.953cm" svg:height="0.592cm" draw:transform="rotate (1.06203284983855) translate (20.1008250095523cm 7.7009024014528cm)" svg:viewBox="0 0 5954 593" svg:d="M0 0c0 0 816 537 1817 590 1002 52 4137-590 4137-590">
            <text:p/>
          </draw:path>
          <draw:line draw:style-name="gr43" draw:text-style-name="P18" draw:layer="layout" svg:x1="20.101cm" svg:y1="7.701cm" svg:x2="26.001cm" svg:y2="4.301cm">
            <text:p/>
          </draw:line>
          <draw:path draw:style-name="gr43" draw:text-style-name="P18" draw:layer="layout" svg:width="5.9cm" svg:height="0.634cm" draw:transform="rotate (-0.016929693744346) translate (20.1117405311803cm 7.0666409151814cm)" svg:viewBox="0 0 5901 635" svg:d="M0 634c0 0 1003-609 1990-633 986-25 3911 634 3911 634">
            <text:p/>
          </draw:path>
          <draw:path draw:style-name="gr45" draw:text-style-name="P18" draw:layer="layout" svg:width="5.546cm" svg:height="0.444cm" draw:transform="rotate (-2.06594623558569) translate (23.0926647778541cm 2.81250740055646cm)" svg:viewBox="0 0 5547 445" svg:d="M0 445c0 0 3013-510 3968-438 956 71 1053 265 1579 398">
            <text:p/>
          </draw:path>
          <draw:line draw:style-name="gr45" draw:text-style-name="P18" draw:layer="layout" svg:x1="25.801cm" svg:y1="4.101cm" svg:x2="20.101cm" svg:y2="7.501cm">
            <text:p/>
          </draw:line>
          <draw:path draw:style-name="gr45" draw:text-style-name="P18" draw:layer="layout" svg:width="5.898cm" svg:height="0.741cm" draw:transform="rotate (3.12466295984545) translate (25.9993091358227cm 7.60086610848721cm)" svg:viewBox="0 0 5899 742" svg:d="M0 100c0 0 2780 717 3811 635 1032-81 1360-423 2088-735">
            <text:p/>
          </draw:path>
          <draw:path draw:style-name="gr45" draw:text-style-name="P18" draw:layer="layout" svg:width="2.087cm" svg:height="0.277cm" draw:transform="rotate (-2.85012266850674) translate (19.1898649070582cm 8.9202035987722cm)" svg:viewBox="0 0 2088 278" svg:d="M0 278c0 0 453-286 814-278s955 182 1274 278">
            <text:p/>
          </draw:path>
          <draw:frame draw:style-name="gr46" draw:text-style-name="P20" draw:layer="layout" svg:width="1.674cm" svg:height="0.957cm" svg:x="20.8cm" svg:y="2.2cm">
            <draw:text-box>
              <text:p text:style-name="P19"><text:span text:style-name="T17">Blue</text:span></text:p>
              <text:p text:style-name="P19"><text:span text:style-name="T18">T: 10h03</text:span></text:p>
            </draw:text-box>
          </draw:frame>
          <draw:frame draw:style-name="gr46" draw:text-style-name="P20" draw:layer="layout" svg:width="1.674cm" svg:height="0.957cm" svg:x="24.393cm" svg:y="2.901cm">
            <draw:text-box>
              <text:p text:style-name="P19"><text:span text:style-name="T17">Blue</text:span></text:p>
              <text:p text:style-name="P19"><text:span text:style-name="T18">T: 10h03</text:span></text:p>
            </draw:text-box>
          </draw:frame>
          <draw:frame draw:style-name="gr47" draw:text-style-name="P20" draw:layer="layout" svg:width="1.437cm" svg:height="0.957cm" svg:x="25.093cm" svg:y="6.201cm">
            <draw:text-box>
              <text:p text:style-name="P19"><text:span text:style-name="T19">Green</text:span></text:p>
              <text:p text:style-name="P19"><text:span text:style-name="T18">T: 9h42</text:span></text:p>
            </draw:text-box>
          </draw:frame>
          <draw:frame draw:style-name="gr46" draw:text-style-name="P20" draw:layer="layout" svg:width="1.674cm" svg:height="0.957cm" svg:x="17.086cm" svg:y="8.102cm">
            <draw:text-box>
              <text:p text:style-name="P19"><text:span text:style-name="T17">Blue</text:span></text:p>
              <text:p text:style-name="P19"><text:span text:style-name="T18">T: 10h03</text:span></text:p>
            </draw:text-box>
          </draw:frame>
        </draw:g>
        <draw:custom-shape draw:style-name="gr28" draw:text-style-name="P15" draw:layer="layout" svg:width="8cm" svg:height="8cm" svg:x="19.002cm" svg:y="11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1cm" svg:height="1cm" svg:x="22.502cm" svg:y="11.003cm">
          <text:p text:style-name="P16"><text:span text:style-name="T8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1cm" svg:height="1cm" draw:transform="rotate (-1.0471975511966) translate (26.649cm 12.82cm)">
          <text:p text:style-name="P16"><text:span text:style-name="T8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cm" svg:height="1cm" draw:transform="rotate (-2.0943951023932) translate (27.149cm 17.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cm" svg:height="1cm" draw:transform="rotate (-2.0943951023932) translate (27.149cm 17.32cm)">
          <text:p text:style-name="P15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cm" svg:height="1cm" draw:transform="rotate (-3.14159265358979) translate (23.502cm 20.0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cm" svg:height="1cm" draw:transform="rotate (-3.14159265358979) translate (23.502cm 20.003cm)">
          <text:p text:style-name="P15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cm" svg:height="1cm" draw:transform="rotate (2.0943951023932) translate (19.355cm 18.1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cm" svg:height="1cm" draw:transform="rotate (2.0943951023932) translate (19.355cm 18.186cm)">
          <text:p text:style-name="P15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cm" svg:height="1cm" draw:transform="rotate (1.0471975511966) translate (18.855cm 13.686cm)">
          <text:p text:style-name="P15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1cm" svg:height="1cm" svg:x="22.502cm" svg:y="19.003cm">
          <text:p text:style-name="P15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3" draw:id="id53" draw:layer="layout" svg:width="1cm" svg:height="1cm" svg:x="16.002cm" svg:y="18.502cm">
          <text:p text:style-name="P17"><text:span text:style-name="T16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5" xml:id="id54" draw:id="id54" draw:layer="layout" svg:width="1.245cm" svg:height="1.245cm" draw:transform="rotate (2.0943951023932) translate (19.31cm 18.353cm)">
          <text:p text:style-name="P15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draw:type="curve" svg:x1="17.002cm" svg:y1="19.002cm" svg:x2="19.378cm" svg:y2="18.106cm" draw:start-shape="id53" draw:start-glue-point="1" draw:end-shape="id54" draw:end-glue-point="5" svg:d="M17002 19002c1584 0 2376-298 2376-896" svg:viewBox="0 0 2377 897">
          <text:p/>
        </draw:connector>
        <draw:path draw:style-name="gr21" draw:text-style-name="P18" draw:layer="layout" svg:width="5.953cm" svg:height="0.592cm" draw:transform="rotate (1.06203284983855) translate (20.1018250095523cm 17.2019024014528cm)" svg:viewBox="0 0 5954 593" svg:d="M0 0c0 0 816 537 1817 590 1002 52 4137-590 4137-590">
          <text:p/>
        </draw:path>
        <draw:path draw:style-name="gr45" draw:text-style-name="P18" draw:layer="layout" svg:width="5.546cm" svg:height="0.444cm" draw:transform="rotate (-2.06594623558569) translate (23.0936647778541cm 12.3135074005565cm)" svg:viewBox="0 0 5547 445" svg:d="M0 445c0 0 3013-510 3968-438 956 71 1053 265 1579 398">
          <text:p/>
        </draw:path>
        <draw:path draw:style-name="gr45" draw:text-style-name="P18" draw:layer="layout" svg:width="2.087cm" svg:height="0.277cm" draw:transform="rotate (-2.85012266850674) translate (19.1908649070582cm 18.4212035987722cm)" svg:viewBox="0 0 2088 278" svg:d="M0 278c0 0 453-286 814-278s955 182 1274 278">
          <text:p/>
        </draw:path>
        <draw:frame draw:style-name="gr46" draw:text-style-name="P20" draw:layer="layout" svg:width="1.674cm" svg:height="0.957cm" svg:x="20.801cm" svg:y="11.701cm">
          <draw:text-box>
            <text:p text:style-name="P19"><text:span text:style-name="T17">Blue</text:span></text:p>
            <text:p text:style-name="P19"><text:span text:style-name="T18">T: 10h03</text:span></text:p>
          </draw:text-box>
        </draw:frame>
        <draw:frame draw:style-name="gr46" draw:text-style-name="P20" draw:layer="layout" svg:width="1.674cm" svg:height="0.957cm" svg:x="24.394cm" svg:y="12.402cm">
          <draw:text-box>
            <text:p text:style-name="P19"><text:span text:style-name="T17">Blue</text:span></text:p>
            <text:p text:style-name="P19"><text:span text:style-name="T18">T: 10h03</text:span></text:p>
          </draw:text-box>
        </draw:frame>
        <draw:frame draw:style-name="gr47" draw:text-style-name="P20" draw:layer="layout" svg:width="1.437cm" svg:height="0.957cm" svg:x="25.094cm" svg:y="15.702cm">
          <draw:text-box>
            <text:p text:style-name="P19"><text:span text:style-name="T19">Green</text:span></text:p>
            <text:p text:style-name="P19"><text:span text:style-name="T18">T: 9h42</text:span></text:p>
          </draw:text-box>
        </draw:frame>
        <draw:frame draw:style-name="gr46" draw:text-style-name="P20" draw:layer="layout" svg:width="1.674cm" svg:height="0.957cm" svg:x="17.087cm" svg:y="17.603cm">
          <draw:text-box>
            <text:p text:style-name="P19"><text:span text:style-name="T17">Blue</text:span></text:p>
            <text:p text:style-name="P19"><text:span text:style-name="T18">T: 10h03</text:span></text:p>
          </draw:text-box>
        </draw:frame>
      </draw:page>
      <draw:page draw:name="page9" draw:style-name="dp1" draw:master-page-name="Standard">
        <draw:frame draw:style-name="gr18" draw:text-style-name="P21" xml:id="id59" draw:id="id59" draw:layer="layout" svg:width="2.61cm" svg:height="0.636cm" svg:x="3.4cm" svg:y="2.682cm">
          <draw:text-box>
            <text:p><text:span text:style-name="T20">abc123...</text:span></text:p>
          </draw:text-box>
        </draw:frame>
        <draw:custom-shape draw:style-name="gr48" draw:text-style-name="P1" xml:id="id60" draw:id="id60" draw:layer="layout" svg:width="13cm" svg:height="2cm" svg:x="7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2" xml:id="id55" draw:id="id55" draw:layer="layout" svg:width="1.196cm" svg:height="0.636cm" svg:x="7.699cm" svg:y="2.195cm">
          <draw:text-box>
            <text:p text:style-name="P1"><text:span text:style-name="T21">login</text:span></text:p>
          </draw:text-box>
        </draw:frame>
        <draw:frame draw:style-name="gr49" draw:text-style-name="P23" xml:id="id56" draw:id="id56" draw:layer="layout" svg:width="1.069cm" svg:height="0.636cm" svg:x="7.763cm" svg:y="3.195cm">
          <draw:text-box>
            <text:p text:style-name="P1"><text:span text:style-name="T22">jdoe</text:span></text:p>
          </draw:text-box>
        </draw:frame>
        <draw:frame draw:style-name="gr49" draw:text-style-name="P22" xml:id="id57" draw:id="id57" draw:layer="layout" svg:width="3.956cm" svg:height="0.636cm" svg:x="10.107cm" svg:y="2.195cm">
          <draw:text-box>
            <text:p text:style-name="P1"><text:span text:style-name="T21">date_naissance</text:span></text:p>
          </draw:text-box>
        </draw:frame>
        <draw:frame draw:style-name="gr50" draw:text-style-name="P23" xml:id="id58" draw:id="id58" draw:layer="layout" svg:width="2.881cm" svg:height="0.636cm" svg:x="10.645cm" svg:y="3.198cm">
          <draw:text-box>
            <text:p text:style-name="P1"><text:span text:style-name="T22">1978-04-06</text:span></text:p>
          </draw:text-box>
        </draw:frame>
        <draw:connector draw:style-name="gr51" draw:text-style-name="P1" draw:layer="layout" draw:type="line" svg:x1="8.297cm" svg:y1="2.831cm" svg:x2="8.297cm" svg:y2="3.195cm" draw:start-shape="id55" draw:start-glue-point="2" draw:end-shape="id56" draw:end-glue-point="0" svg:d="M8297 2831v364" svg:viewBox="0 0 1 365">
          <text:p/>
        </draw:connector>
        <draw:connector draw:style-name="gr51" draw:text-style-name="P1" draw:layer="layout" draw:type="line" svg:x1="12.085cm" svg:y1="2.831cm" svg:x2="12.085cm" svg:y2="3.198cm" draw:start-shape="id57" draw:start-glue-point="2" draw:end-shape="id58" draw:end-glue-point="0" svg:d="M12085 2831v367" svg:viewBox="0 0 1 368">
          <text:p/>
        </draw:connector>
        <draw:connector draw:style-name="gr51" draw:text-style-name="P1" draw:layer="layout" draw:type="line" svg:x1="6.01cm" svg:y1="3cm" svg:x2="7cm" svg:y2="3cm" draw:start-shape="id59" draw:start-glue-point="1" draw:end-shape="id60" draw:end-glue-point="3" svg:d="M6010 3000h990" svg:viewBox="0 0 991 1">
          <text:p/>
        </draw:connector>
        <draw:frame draw:style-name="gr18" draw:text-style-name="P21" xml:id="id65" draw:id="id65" draw:layer="layout" svg:width="2.61cm" svg:height="0.636cm" svg:x="3.401cm" svg:y="5.683cm">
          <draw:text-box>
            <text:p><text:span text:style-name="T20">abc123...</text:span></text:p>
          </draw:text-box>
        </draw:frame>
        <draw:custom-shape draw:style-name="gr48" draw:text-style-name="P1" xml:id="id66" draw:id="id66" draw:layer="layout" svg:width="12.999cm" svg:height="2cm" svg:x="7.001cm" svg:y="5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2" xml:id="id61" draw:id="id61" draw:layer="layout" svg:width="5.328cm" svg:height="0.636cm" svg:x="7.7cm" svg:y="5.196cm">
          <draw:text-box>
            <text:p text:style-name="P1"><text:span text:style-name="T22">2015-03-30</text:span><text:span text:style-name="T21">:message</text:span></text:p>
          </draw:text-box>
        </draw:frame>
        <draw:frame draw:style-name="gr49" draw:text-style-name="P23" xml:id="id62" draw:id="id62" draw:layer="layout" svg:width="3.973cm" svg:height="0.636cm" svg:x="8.378cm" svg:y="6.196cm">
          <draw:text-box>
            <text:p text:style-name="P1"><text:span text:style-name="T22">Vive Cassandra</text:span></text:p>
          </draw:text-box>
        </draw:frame>
        <draw:frame draw:style-name="gr49" draw:text-style-name="P22" xml:id="id63" draw:id="id63" draw:layer="layout" svg:width="5.328cm" svg:height="0.636cm" svg:x="14.108cm" svg:y="5.196cm">
          <draw:text-box>
            <text:p text:style-name="P1"><text:span text:style-name="T23">2015-04-09</text:span><text:span text:style-name="T21">:message</text:span></text:p>
          </draw:text-box>
        </draw:frame>
        <draw:frame draw:style-name="gr50" draw:text-style-name="P23" xml:id="id64" draw:id="id64" draw:layer="layout" svg:width="3.795cm" svg:height="0.636cm" svg:x="14.875cm" svg:y="6.199cm">
          <draw:text-box>
            <text:p text:style-name="P1"><text:span text:style-name="T22">Super Matinale</text:span></text:p>
          </draw:text-box>
        </draw:frame>
        <draw:connector draw:style-name="gr51" draw:text-style-name="P1" draw:layer="layout" draw:type="line" svg:x1="10.364cm" svg:y1="5.832cm" svg:x2="10.364cm" svg:y2="6.196cm" draw:start-shape="id61" draw:start-glue-point="2" draw:end-shape="id62" draw:end-glue-point="0" svg:d="M10364 5832v364" svg:viewBox="0 0 1 365">
          <text:p/>
        </draw:connector>
        <draw:connector draw:style-name="gr51" draw:text-style-name="P1" draw:layer="layout" draw:type="line" svg:x1="16.772cm" svg:y1="5.832cm" svg:x2="16.772cm" svg:y2="6.199cm" draw:start-shape="id63" draw:start-glue-point="2" draw:end-shape="id64" draw:end-glue-point="0" svg:d="M16772 5832v367" svg:viewBox="0 0 1 368">
          <text:p/>
        </draw:connector>
        <draw:connector draw:style-name="gr51" draw:text-style-name="P1" draw:layer="layout" draw:type="line" svg:x1="6.011cm" svg:y1="6.001cm" svg:x2="7.001cm" svg:y2="6.001cm" draw:start-shape="id65" draw:start-glue-point="1" draw:end-shape="id66" draw:end-glue-point="3" svg:d="M6011 6001h990" svg:viewBox="0 0 991 1">
          <text:p/>
        </draw:connector>
        <draw:custom-shape draw:style-name="gr14" draw:text-style-name="P1" draw:layer="layout" svg:width="3cm" svg:height="4cm" svg:x="8cm" svg:y="1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2" draw:text-style-name="P1" draw:layer="layout" svg:x1="8.2cm" svg:y1="14.4cm" svg:x2="8.8cm" svg:y2="14.4cm">
          <text:p/>
        </draw:line>
        <draw:line draw:style-name="gr53" draw:text-style-name="P1" draw:layer="layout" svg:x1="9.6cm" svg:y1="15.2cm" svg:x2="8.8cm" svg:y2="14.4cm">
          <text:p/>
        </draw:line>
        <draw:line draw:style-name="gr52" draw:text-style-name="P1" draw:layer="layout" svg:x1="10.1cm" svg:y1="14.8cm" svg:x2="10.7cm" svg:y2="14.8cm">
          <text:p/>
        </draw:line>
        <draw:line draw:style-name="gr53" draw:text-style-name="P1" draw:layer="layout" svg:x1="10.2cm" svg:y1="15.2cm" svg:x2="10.1cm" svg:y2="16cm">
          <text:p/>
        </draw:line>
        <draw:line draw:style-name="gr52" draw:text-style-name="P1" draw:layer="layout" svg:x1="9.6cm" svg:y1="15.2cm" svg:x2="10.2cm" svg:y2="15.2cm">
          <text:p/>
        </draw:line>
        <draw:line draw:style-name="gr53" draw:text-style-name="P1" draw:layer="layout" svg:x1="9.1cm" svg:y1="16.4cm" svg:x2="9.4cm" svg:y2="15.6cm">
          <text:p/>
        </draw:line>
        <draw:line draw:style-name="gr52" draw:text-style-name="P1" draw:layer="layout" svg:x1="8.8cm" svg:y1="15.6cm" svg:x2="9.4cm" svg:y2="15.6cm">
          <text:p/>
        </draw:line>
        <draw:line draw:style-name="gr53" draw:text-style-name="P1" draw:layer="layout" svg:x1="10.7cm" svg:y1="16cm" svg:x2="8.8cm" svg:y2="15.6cm">
          <text:p/>
        </draw:line>
        <draw:line draw:style-name="gr52" draw:text-style-name="P1" draw:layer="layout" svg:x1="10.1cm" svg:y1="16cm" svg:x2="10.7cm" svg:y2="16cm">
          <text:p/>
        </draw:line>
        <draw:line draw:style-name="gr53" draw:text-style-name="P1" draw:layer="layout" svg:x1="10.1cm" svg:y1="14.8cm" svg:x2="9.7cm" svg:y2="16.4cm">
          <text:p/>
        </draw:line>
        <draw:line draw:style-name="gr52" draw:text-style-name="P1" draw:layer="layout" svg:x1="9.1cm" svg:y1="16.4cm" svg:x2="9.7cm" svg:y2="16.4cm">
          <text:p/>
        </draw:line>
        <draw:g>
          <draw:custom-shape draw:style-name="gr14" draw:text-style-name="P1" draw:layer="layout" svg:width="3cm" svg:height="4cm" svg:x="12cm" svg:y="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52" draw:text-style-name="P1" draw:layer="layout" svg:x1="12.2cm" svg:y1="14.4cm" svg:x2="14.7cm" svg:y2="14.4cm">
            <text:p/>
          </draw:line>
          <draw:line draw:style-name="gr53" draw:text-style-name="P1" draw:layer="layout" svg:x1="14.7cm" svg:y1="14.4cm" svg:x2="12.2cm" svg:y2="14.8cm">
            <text:p/>
          </draw:line>
          <draw:line draw:style-name="gr52" draw:text-style-name="P1" draw:layer="layout" svg:x1="12.2cm" svg:y1="14.8cm" svg:x2="14.7cm" svg:y2="14.8cm">
            <text:p/>
          </draw:line>
          <draw:line draw:style-name="gr53" draw:text-style-name="P1" draw:layer="layout" svg:x1="14.7cm" svg:y1="14.8cm" svg:x2="12.2cm" svg:y2="15.2cm">
            <text:p/>
          </draw:line>
          <draw:line draw:style-name="gr52" draw:text-style-name="P1" draw:layer="layout" svg:x1="12.2cm" svg:y1="15.2cm" svg:x2="14.7cm" svg:y2="15.2cm">
            <text:p/>
          </draw:line>
          <draw:line draw:style-name="gr53" draw:text-style-name="P1" draw:layer="layout" svg:x1="14.7cm" svg:y1="15.2cm" svg:x2="12.2cm" svg:y2="15.6cm">
            <text:p/>
          </draw:line>
          <draw:line draw:style-name="gr52" draw:text-style-name="P1" draw:layer="layout" svg:x1="12.2cm" svg:y1="15.6cm" svg:x2="14.7cm" svg:y2="15.6cm">
            <text:p/>
          </draw:line>
          <draw:line draw:style-name="gr53" draw:text-style-name="P1" draw:layer="layout" svg:x1="14.7cm" svg:y1="15.6cm" svg:x2="12.2cm" svg:y2="16cm">
            <text:p/>
          </draw:line>
          <draw:line draw:style-name="gr52" draw:text-style-name="P1" draw:layer="layout" svg:x1="12.2cm" svg:y1="16cm" svg:x2="14.7cm" svg:y2="16cm">
            <text:p/>
          </draw:line>
          <draw:line draw:style-name="gr53" draw:text-style-name="P1" draw:layer="layout" svg:x1="14.7cm" svg:y1="16cm" svg:x2="12.2cm" svg:y2="16.4cm">
            <text:p/>
          </draw:line>
          <draw:line draw:style-name="gr52" draw:text-style-name="P1" draw:layer="layout" svg:x1="12.2cm" svg:y1="16.4cm" svg:x2="14.7cm" svg:y2="16.4cm">
            <text:p/>
          </draw:line>
        </draw:g>
      </draw:page>
      <draw:page draw:name="page10" draw:style-name="dp1" draw:master-page-name="Standard">
        <draw:custom-shape draw:style-name="gr54" draw:text-style-name="P1" draw:layer="layout" svg:width="1.999cm" svg:height="2.001cm" svg:x="16.004cm" svg:y="7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4" draw:text-style-name="P1" draw:layer="layout" svg:width="1.999cm" svg:height="2.001cm" svg:x="20.004cm" svg:y="7.002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4" draw:text-style-name="P1" draw:layer="layout" svg:width="1.999cm" svg:height="2.001cm" svg:x="12.006cm" svg:y="7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4" draw:text-style-name="P1" draw:layer="layout" svg:width="11.994cm" svg:height="2.001cm" svg:x="11.006cm" svg:y="2.999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5" draw:text-style-name="P1" draw:layer="layout" svg:x1="15.004cm" svg:y1="6cm" svg:x2="15.004cm" svg:y2="9cm">
          <text:p/>
        </draw:line>
        <draw:line draw:style-name="gr55" draw:text-style-name="P1" draw:layer="layout" svg:x1="19.002cm" svg:y1="6cm" svg:x2="19.002cm" svg:y2="9cm">
          <text:p/>
        </draw:line>
        <draw:frame draw:style-name="gr56" draw:text-style-name="P24" draw:layer="layout" svg:width="4.451cm" svg:height="2.122cm" svg:x="6.208cm" svg:y="2.989cm">
          <draw:text-box>
            <text:p><text:span text:style-name="T2">Réseau</text:span></text:p>
            <text:p><text:span text:style-name="T24">DynamoDB</text:span></text:p>
          </draw:text-box>
        </draw:frame>
        <draw:frame draw:style-name="gr57" draw:text-style-name="P24" draw:layer="layout" svg:width="4.252cm" svg:height="2.123cm" svg:x="6.208cm" svg:y="6.989cm">
          <draw:text-box>
            <text:p><text:span text:style-name="T25">Stockage</text:span></text:p>
            <text:p><text:span text:style-name="T24">BigTable</text:span></text:p>
          </draw:text-box>
        </draw:frame>
        <draw:line draw:style-name="gr58" draw:text-style-name="P1" draw:layer="layout" svg:x1="13.005cm" svg:y1="7cm" svg:x2="13.005cm" svg:y2="4.8cm">
          <text:p/>
        </draw:line>
        <draw:line draw:style-name="gr58" draw:text-style-name="P1" draw:layer="layout" svg:x1="17.003cm" svg:y1="7cm" svg:x2="17.003cm" svg:y2="4.8cm">
          <text:p/>
        </draw:line>
        <draw:line draw:style-name="gr58" draw:text-style-name="P1" draw:layer="layout" svg:x1="21.001cm" svg:y1="7cm" svg:x2="21.001cm" svg:y2="4.8cm">
          <text:p/>
        </draw:line>
        <draw:line draw:style-name="gr59" draw:text-style-name="P1" draw:layer="layout" svg:x1="15.004cm" svg:y1="3.6cm" svg:x2="15.004cm" svg:y2="1.4cm">
          <text:p/>
        </draw:line>
        <draw:line draw:style-name="gr59" draw:text-style-name="P1" draw:layer="layout" svg:x1="19.002cm" svg:y1="3.6cm" svg:x2="19.002cm" svg:y2="1.4cm">
          <text:p/>
        </draw:line>
        <draw:frame draw:style-name="gr60" draw:text-style-name="P1" draw:layer="layout" svg:width="2.999cm" svg:height="1.117cm" svg:x="3.01cm" svg:y="3.894cm">
          <draw:image xlink:href="Pictures/10000201000000B1000000429EA77FCC.png" xlink:type="simple" xlink:show="embed" xlink:actuate="onLoad">
            <text:p/>
          </draw:image>
        </draw:frame>
        <draw:frame draw:style-name="gr60" draw:text-style-name="P1" draw:layer="layout" svg:width="2.839cm" svg:height="0.977cm" svg:x="3.17cm" svg:y="8.223cm">
          <draw:image xlink:href="Pictures/10000201000000DC0000004C588B98B6.png" xlink:type="simple" xlink:show="embed" xlink:actuate="onLoad">
            <text:p/>
          </draw:image>
        </draw:frame>
        <draw:frame draw:style-name="gr61" draw:text-style-name="P1" draw:layer="layout" svg:width="1.447cm" svg:height="1.447cm" svg:x="4.6cm" svg:y="10cm">
          <draw:image xlink:href="Pictures/10000201000007D0000007D0764D7B3C.png" xlink:type="simple" xlink:show="embed" xlink:actuate="onLoad">
            <text:p/>
          </draw:image>
        </draw:frame>
        <draw:frame draw:style-name="gr57" draw:text-style-name="P24" draw:layer="layout" svg:width="4.252cm" svg:height="2.123cm" svg:x="6.198cm" svg:y="9.29cm">
          <draw:text-box>
            <text:p><text:span text:style-name="T24">Cassandra</text:span></text:p>
          </draw:text-box>
        </draw:frame>
        <draw:frame draw:style-name="gr61" draw:text-style-name="P1" draw:layer="layout" svg:width="2.747cm" svg:height="1.003cm" svg:x="6.2cm" svg:y="10.997cm">
          <draw:image xlink:href="Pictures/100002000000016400000082E63F9E5D.gif" xlink:type="simple" xlink:show="embed" xlink:actuate="onLoad">
            <text:p/>
          </draw:image>
        </draw:frame>
        <draw:frame draw:style-name="gr61" draw:text-style-name="P1" draw:layer="layout" svg:width="4.259cm" svg:height="0.99cm" svg:x="9.241cm" svg:y="11.01cm">
          <draw:image xlink:href="Pictures/10000000000001AE000000644FAEE100.jpg" xlink:type="simple" xlink:show="embed" xlink:actuate="onLoad">
            <text:p/>
          </draw:image>
        </draw:frame>
      </draw:page>
      <draw:page draw:name="page11" draw:style-name="dp1" draw:master-page-name="Standard">
        <draw:custom-shape draw:style-name="gr28" draw:text-style-name="P8" draw:layer="layout" svg:width="8cm" svg:height="8cm" svg:x="8cm" svg:y="7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9" draw:layer="layout" svg:width="1cm" svg:height="1cm" svg:x="11.5cm" svg:y="6.501cm">
          <text:p text:style-name="P1"><text:span text:style-name="T8">N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2" draw:text-style-name="P9" draw:layer="layout" svg:width="1cm" svg:height="1cm" draw:transform="rotate (-1.0471975511966) translate (15.647cm 8.318cm)">
          <text:p text:style-name="P1"><text:span text:style-name="T8">N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8" draw:layer="layout" svg:width="1cm" svg:height="1cm" draw:transform="rotate (-2.0943951023932) translate (16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8" draw:layer="layout" svg:width="1cm" svg:height="1cm" draw:transform="rotate (-2.0943951023932) translate (16.147cm 12.818cm)">
          <text:p text:style-name="P1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3.14159265358979) translate (12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3.14159265358979) translate (12.5cm 15.501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2.0943951023932) translate (8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8" draw:layer="layout" svg:width="1cm" svg:height="1cm" draw:transform="rotate (2.0943951023932) translate (8.353cm 13.684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8" draw:layer="layout" svg:width="1cm" svg:height="1cm" draw:transform="rotate (1.0471975511966) translate (7.853cm 9.184cm)">
          <text:p text:style-name="P8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8" draw:layer="layout" svg:width="1cm" svg:height="1cm" svg:x="11.5cm" svg:y="14.501cm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6.22cm" svg:height="6.221cm" svg:x="8.915cm" svg:y="7.8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8" draw:layer="layout" svg:width="0.777cm" svg:height="0.778cm" draw:transform="skewX (-0.0012217304763961) rotate (-2.0943951023932) translate (15.25cm 12.4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78cm" svg:height="0.777cm" draw:transform="rotate (-3.14159265358979) translate (12.414cm 14.4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778cm" svg:height="0.777cm" draw:transform="rotate (-3.14159265358979) translate (12.414cm 14.499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77cm" svg:height="0.777cm" draw:transform="rotate (2.0943951023932) translate (9.189cm 13.0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778cm" svg:height="0.777cm" svg:x="11.636cm" svg:y="7.5cm">
          <text:p text:style-name="P1"><text:span text:style-name="T8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2" draw:text-style-name="P9" draw:layer="layout" svg:width="0.777cm" svg:height="0.778cm" draw:transform="skewX (0.00122173047639591) rotate (-1.0471975511966) translate (14.861cm 8.913cm)">
          <text:p text:style-name="P1"><text:span text:style-name="T8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8" draw:layer="layout" svg:width="0.777cm" svg:height="0.778cm" draw:transform="skewX (-0.0012217304763961) rotate (-2.0943951023932) translate (15.25cm 12.413cm)">
          <text:p text:style-name="P1"><text:span text:style-name="T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8" draw:layer="layout" svg:width="0.777cm" svg:height="0.777cm" draw:transform="rotate (2.0943951023932) translate (9.189cm 13.086cm)">
          <text:p text:style-name="P1"><text:span text:style-name="T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8" draw:layer="layout" svg:width="0.777cm" svg:height="0.778cm" draw:transform="skewX (-0.00122173047639591) rotate (1.0471975511966) translate (8.8cm 9.586cm)">
          <text:p text:style-name="P1"><text:span text:style-name="T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8" draw:layer="layout" svg:width="0.778cm" svg:height="0.777cm" svg:x="11.636cm" svg:y="13.722cm">
          <text:p text:style-name="P1"><text:span text:style-name="T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8cm" svg:height="8cm" svg:x="18cm" svg:y="7.0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9" draw:layer="layout" svg:width="1cm" svg:height="1cm" svg:x="21.5cm" svg:y="6.502cm">
          <text:p text:style-name="P1"><text:span text:style-name="T8">N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2" draw:text-style-name="P9" draw:layer="layout" svg:width="1cm" svg:height="1cm" draw:transform="rotate (-1.0471975511966) translate (25.647cm 8.319cm)">
          <text:p text:style-name="P1"><text:span text:style-name="T8">N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8" draw:layer="layout" svg:width="1cm" svg:height="1cm" draw:transform="rotate (-2.0943951023932) translate (26.147cm 12.8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8" draw:layer="layout" svg:width="1cm" svg:height="1cm" draw:transform="rotate (-2.0943951023932) translate (26.147cm 12.819cm)">
          <text:p text:style-name="P1"><text:span text:style-name="T9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-3.14159265358979) translate (22.5cm 15.5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cm" svg:height="1cm" draw:transform="rotate (-3.14159265358979) translate (22.5cm 15.502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cm" svg:height="1cm" draw:transform="rotate (2.0943951023932) translate (18.353cm 13.6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8" draw:layer="layout" svg:width="1cm" svg:height="1cm" draw:transform="rotate (2.0943951023932) translate (18.353cm 13.685cm)">
          <text:p text:style-name="P1"><text:span text:style-name="T9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8" draw:layer="layout" svg:width="1cm" svg:height="1cm" draw:transform="rotate (1.0471975511966) translate (17.853cm 9.185cm)">
          <text:p text:style-name="P1"><text:span text:style-name="T9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8" draw:layer="layout" svg:width="1cm" svg:height="1cm" svg:x="21.5cm" svg:y="14.502cm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6.22cm" svg:height="6.221cm" svg:x="18.915cm" svg:y="7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8" draw:layer="layout" svg:width="0.777cm" svg:height="0.778cm" draw:transform="skewX (-0.0012217304763961) rotate (-2.0943951023932) translate (25.25cm 12.4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78cm" svg:height="0.777cm" draw:transform="rotate (-3.14159265358979) translate (22.414cm 14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778cm" svg:height="0.777cm" draw:transform="rotate (-3.14159265358979) translate (22.414cm 14.5cm)">
          <text:p text:style-name="P1"><text:span text:style-name="T9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777cm" svg:height="0.777cm" draw:transform="rotate (2.0943951023932) translate (19.189cm 13.0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778cm" svg:height="0.777cm" draw:transform="rotate (-0.261799387799149) translate (12.555cm 7.519cm)">
          <text:p text:style-name="P9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2" draw:text-style-name="P9" draw:layer="layout" svg:width="0.777cm" svg:height="0.778cm" draw:transform="skewX (0.001221730476396) rotate (-1.30899693899575) translate (15.304cm 9.718cm)">
          <text:p text:style-name="P9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8" draw:layer="layout" svg:width="0.777cm" svg:height="0.778cm" draw:transform="skewX (-0.00122173047639591) rotate (-2.35619449019235) translate (14.774cm 13.2cm)">
          <text:p text:style-name="P8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8" draw:layer="layout" svg:width="0.777cm" svg:height="0.777cm" draw:transform="rotate (1.83259571459405) translate (8.745cm 12.2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8" draw:layer="layout" svg:width="0.777cm" svg:height="0.778cm" draw:transform="skewX (-0.001221730476396) rotate (0.785398163397448) translate (9.276cm 8.7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8" draw:layer="layout" svg:width="0.778cm" svg:height="0.777cm" draw:transform="rotate (-0.261799387799149) translate (10.944cm 13.5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778cm" svg:height="0.777cm" draw:transform="rotate (-0.523598775598299) translate (13.438cm 7.774cm)">
          <text:p text:style-name="P9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2" draw:text-style-name="P9" draw:layer="layout" svg:width="0.777cm" svg:height="0.778cm" draw:transform="skewX (0.00122173047639603) rotate (-1.5707963267949) translate (15.524cm 10.61cm)">
          <text:p text:style-name="P9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8" draw:layer="layout" svg:width="0.777cm" svg:height="0.778cm" draw:transform="skewX (-0.00122173047639605) rotate (-2.61799387799149) translate (14.111cm 13.836cm)">
          <text:p text:style-name="P8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8" draw:layer="layout" svg:width="0.777cm" svg:height="0.777cm" draw:transform="rotate (1.5707963267949) translate (8.525cm 11.3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8" draw:layer="layout" svg:width="0.777cm" svg:height="0.778cm" draw:transform="skewX (-0.001221730476396) rotate (0.523598775598299) translate (9.939cm 8.1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8" draw:layer="layout" svg:width="0.778cm" svg:height="0.777cm" draw:transform="rotate (-0.523598775598299) translate (10.327cm 13.1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0.778cm" svg:height="0.777cm" draw:transform="rotate (-0.785398163397448) translate (14.224cm 8.25cm)">
          <text:p text:style-name="P9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2" draw:text-style-name="P9" draw:layer="layout" svg:width="0.777cm" svg:height="0.778cm" draw:transform="skewX (0.00122173047639605) rotate (-1.83259571459405) translate (15.505cm 11.529cm)">
          <text:p text:style-name="P9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8" draw:layer="layout" svg:width="0.777cm" svg:height="0.778cm" draw:transform="skewX (-0.001221730476396) rotate (-2.87979326579064) translate (13.306cm 14.279cm)">
          <text:p text:style-name="P8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8" draw:layer="layout" svg:width="0.777cm" svg:height="0.777cm" draw:transform="rotate (1.30899693899575) translate (8.544cm 10.4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8" draw:layer="layout" svg:width="0.777cm" svg:height="0.778cm" draw:transform="skewX (-0.00122173047639605) rotate (0.261799387799149) translate (10.744cm 7.7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8" draw:layer="layout" svg:width="0.778cm" svg:height="0.777cm" draw:transform="rotate (-0.785398163397448) translate (9.824cm 12.6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6" draw:text-style-name="P25" draw:layer="layout" svg:width="0.778cm" svg:height="0.777cm" svg:x="21.636cm" svg:y="13.723cm">
            <text:p text:style-name="P25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5" draw:layer="layout" svg:width="0.777cm" svg:height="0.777cm" draw:transform="rotate (1.83259571459405) translate (18.745cm 12.2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5" draw:layer="layout" svg:width="0.777cm" svg:height="0.778cm" draw:transform="skewX (-0.001221730476396) rotate (0.523598775598299) translate (19.939cm 8.1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5" draw:layer="layout" svg:width="0.778cm" svg:height="0.777cm" draw:transform="rotate (-0.785398163397448) translate (24.224cm 8.25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4" draw:text-style-name="P25" draw:layer="layout" svg:width="0.777cm" svg:height="0.777cm" draw:transform="rotate (2.0943951023932) translate (19.189cm 13.0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5" draw:layer="layout" svg:width="0.777cm" svg:height="0.778cm" draw:transform="skewX (-0.001221730476396) rotate (0.785398163397448) translate (19.276cm 8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5" draw:layer="layout" svg:width="0.778cm" svg:height="0.777cm" draw:transform="rotate (-0.523598775598299) translate (23.438cm 7.77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4" draw:text-style-name="P25" draw:layer="layout" svg:width="0.777cm" svg:height="0.778cm" draw:transform="skewX (0.00122173047639605) rotate (-1.83259571459405) translate (25.505cm 11.5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5" draw:text-style-name="P25" draw:layer="layout" svg:width="0.777cm" svg:height="0.778cm" draw:transform="skewX (-0.00122173047639591) rotate (1.0471975511966) translate (18.8cm 9.5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5" draw:layer="layout" svg:width="0.778cm" svg:height="0.777cm" draw:transform="rotate (-0.261799387799149) translate (22.555cm 7.5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5" draw:text-style-name="P25" draw:layer="layout" svg:width="0.777cm" svg:height="0.778cm" draw:transform="skewX (0.00122173047639603) rotate (-1.5707963267949) translate (25.524cm 10.61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5" draw:text-style-name="P25" draw:layer="layout" svg:width="0.777cm" svg:height="0.778cm" draw:transform="skewX (-0.001221730476396) rotate (-2.87979326579064) translate (23.306cm 14.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2" draw:text-style-name="P9" draw:layer="layout" svg:width="0.777cm" svg:height="0.778cm" draw:transform="skewX (0.00122173047639591) rotate (-1.0471975511966) translate (24.861cm 8.91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2" draw:text-style-name="P9" draw:layer="layout" svg:width="0.777cm" svg:height="0.778cm" draw:transform="skewX (-0.00122173047639591) rotate (-2.35619449019235) translate (24.774cm 13.2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9" draw:layer="layout" svg:width="0.778cm" svg:height="0.777cm" draw:transform="rotate (-0.523598775598299) translate (20.327cm 13.1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9" draw:layer="layout" svg:width="0.777cm" svg:height="0.777cm" draw:transform="rotate (1.30899693899575) translate (18.544cm 10.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3" draw:text-style-name="P8" draw:layer="layout" svg:width="0.777cm" svg:height="0.778cm" draw:transform="skewX (-0.0012217304763961) rotate (-2.0943951023932) translate (25.25cm 12.4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8" draw:layer="layout" svg:width="0.778cm" svg:height="0.777cm" draw:transform="rotate (-0.261799387799149) translate (20.944cm 13.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8" draw:layer="layout" svg:width="0.777cm" svg:height="0.777cm" draw:transform="rotate (1.5707963267949) translate (18.525cm 11.3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8" draw:layer="layout" svg:width="0.777cm" svg:height="0.778cm" draw:transform="skewX (-0.00122173047639605) rotate (0.261799387799149) translate (20.744cm 7.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9" draw:layer="layout" svg:width="0.778cm" svg:height="0.777cm" svg:x="21.636cm" svg:y="7.5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9" draw:text-style-name="P9" draw:layer="layout" svg:width="0.777cm" svg:height="0.778cm" draw:transform="skewX (0.001221730476396) rotate (-1.30899693899575) translate (25.304cm 9.71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9" draw:text-style-name="P8" draw:layer="layout" svg:width="0.777cm" svg:height="0.778cm" draw:transform="skewX (-0.00122173047639605) rotate (-2.61799387799149) translate (24.111cm 13.8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0.778cm" svg:height="0.777cm" draw:transform="rotate (-0.785398163397448) translate (19.824cm 12.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2" draw:style-name="dp1" draw:master-page-name="Standard">
        <draw:g>
          <draw:frame draw:style-name="gr67" draw:text-style-name="P18" draw:layer="layout" svg:width="1.485cm" svg:height="2.087cm" svg:x="1cm" svg:y="10.9cm">
            <draw:image xlink:href="Pictures/1000020100000051000000A2398C9692.png" xlink:type="simple" xlink:show="embed" xlink:actuate="onLoad">
              <text:p/>
            </draw:image>
          </draw:frame>
          <draw:frame draw:style-name="gr68" draw:text-style-name="P18" draw:layer="layout" svg:width="1.491cm" svg:height="1.491cm" svg:x="10.241cm" svg:y="11.496cm">
            <draw:image xlink:href="Pictures/10000201000007D0000007D0F327F83C.png" xlink:type="simple" xlink:show="embed" xlink:actuate="onLoad">
              <text:p/>
            </draw:image>
          </draw:frame>
          <draw:frame draw:style-name="gr68" draw:text-style-name="P18" draw:layer="layout" svg:width="1.491cm" svg:height="1.491cm" svg:x="15.458cm" svg:y="11.496cm">
            <draw:image xlink:href="Pictures/10000201000003E8000003E8AF8FDB5E.png" xlink:type="simple" xlink:show="embed" xlink:actuate="onLoad">
              <text:p/>
            </draw:image>
          </draw:frame>
          <draw:frame draw:style-name="gr68" draw:text-style-name="P18" draw:layer="layout" svg:width="5.664cm" svg:height="1.531cm" svg:x="20.377cm" svg:y="11.496cm">
            <draw:image xlink:href="Pictures/10000201000007D00000021D514A1F62.png" xlink:type="simple" xlink:show="embed" xlink:actuate="onLoad">
              <text:p/>
            </draw:image>
          </draw:frame>
          <draw:frame draw:style-name="gr69" draw:text-style-name="P26" draw:layer="layout" svg:width="7.266cm" svg:height="1.062cm" svg:x="2.491cm" svg:y="11.925cm">
            <draw:text-box>
              <text:p text:style-name="P26"><text:span text:style-name="T26">Java <text:s/>C/C++ <text:s/>C# </text:span></text:p>
            </draw:text-box>
          </draw:frame>
          <draw:frame draw:style-name="gr70" draw:text-style-name="P26" draw:layer="layout" svg:width="2.944cm" svg:height="1.062cm" svg:x="11.918cm" svg:y="11.925cm">
            <draw:text-box>
              <text:p text:style-name="P26"><text:span text:style-name="T26">Python</text:span></text:p>
            </draw:text-box>
          </draw:frame>
          <draw:frame draw:style-name="gr71" draw:text-style-name="P26" draw:layer="layout" svg:width="2.205cm" svg:height="1.062cm" svg:x="17.127cm" svg:y="11.925cm">
            <draw:text-box>
              <text:p text:style-name="P26"><text:span text:style-name="T26">Rub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ouge_20_Zenika_20_H" draw:display-name="Rouge Zenika H" draw:style="linear" draw:start-color="#ffffff" draw:end-color="#b30c37" draw:start-intensity="100%" draw:end-intensity="100%" draw:angle="8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7T04:34:34.466908974</meta:creation-date>
    <dc:date>2015-04-08T10:38:05.801226834</dc:date>
    <meta:editing-duration>PT21H48M12S</meta:editing-duration>
    <meta:editing-cycles>24</meta:editing-cycles>
    <meta:generator>LibreOffice/4.2.7.2$Linux_X86_64 LibreOffice_project/420m0$Build-2</meta:generator>
    <meta:document-statistic meta:object-count="537"/>
  </office:meta>
</office:document-meta>
</file>